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3.54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80.5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EMMA_arranged_rand" table:style-name="ta1">
        <table:shapes>
          <draw:frame draw:z-index="0" draw:style-name="gr1" draw:text-style-name="P1" svg:width="719.46pt" svg:height="532.32pt" svg:x="312.04pt" svg:y="670.11pt">
            <loext:p draw:notify-on-update-of-ranges="OEMMA_arranged_rand.A2:OEMMA_arranged_rand.A2 OEMMA_arranged_rand.A3:OEMMA_arranged_rand.A102 OEMMA_arranged_rand.B2:OEMMA_arranged_rand.B2 OEMMA_arranged_rand.B3:OEMMA_arranged_rand.B102 OEMMA_arranged_rand.A2:OEMMA_arranged_rand.A2 OEMMA_arranged_rand.A3:OEMMA_arranged_rand.A102 OEMMA_arranged_rand.C2:OEMMA_arranged_rand.C2 OEMMA_arranged_rand.C3:OEMMA_arranged_rand.C102 OEMMA_arranged_rand.A2:OEMMA_arranged_rand.A2 OEMMA_arranged_rand.A3:OEMMA_arranged_rand.A102 OEMMA_arranged_rand.D2:OEMMA_arranged_rand.D2 OEMMA_arranged_rand.D3:OEMMA_arranged_rand.D102 OEMMA_arranged_rand.A2:OEMMA_arranged_rand.A2 OEMMA_arranged_rand.A3:OEMMA_arranged_rand.A102 OEMMA_arranged_rand.E2:OEMMA_arranged_rand.E2 OEMMA_arranged_rand.E3:OEMMA_arranged_rand.E102 OEMMA_arranged_rand.A2:OEMMA_arranged_rand.A2 OEMMA_arranged_rand.A3:OEMMA_arranged_rand.A102 OEMMA_arranged_rand.F2:OEMMA_arranged_rand.F2 OEMMA_arranged_rand.F3:OEMMA_arranged_rand.F102 OEMMA_arranged_rand.A2:OEMMA_arranged_rand.A2 OEMMA_arranged_rand.A3:OEMMA_arranged_rand.A102 OEMMA_arranged_rand.G2:OEMMA_arranged_rand.G2 OEMMA_arranged_rand.G3:OEMMA_arranged_rand.G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qref/OEMMA121101_61b.mzTree qref/OEMMA121101_61b.mz5 qref/OEMMA121101_61b.mzDB qref/OEMMA121101_61b.mzML queries/OEMMA_random.cs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ints</text:p>
          </table:table-cell>
          <table:table-cell office:value-type="string" calcext:value-type="string">
            <text:p>mz5</text:p>
          </table:table-cell>
          <table:table-cell office:value-type="string" calcext:value-type="string">
            <text:p>mzML</text:p>
          </table:table-cell>
          <table:table-cell office:value-type="string" calcext:value-type="string">
            <text:p>mzdb</text:p>
          </table:table-cell>
          <table:table-cell office:value-type="string" calcext:value-type="string">
            <text:p>MzTree-Single</text:p>
          </table:table-cell>
          <table:table-cell office:value-type="string" calcext:value-type="string">
            <text:p>MzTree-NoSumm</text:p>
          </table:table-cell>
          <table:table-cell office:value-type="string" calcext:value-type="string">
            <text:p>MzTree</text:p>
          </table:table-cell>
        </table:table-row>
        <table:table-row table:style-name="ro1">
          <table:table-cell office:value-type="float" office:value="42154294" calcext:value-type="float">
            <text:p>42154294</text:p>
          </table:table-cell>
          <table:table-cell office:value-type="float" office:value="4.41666143899784" calcext:value-type="float">
            <text:p>4.416661439</text:p>
          </table:table-cell>
          <table:table-cell office:value-type="float" office:value="17.3326366729889" calcext:value-type="float">
            <text:p>17.332636673</text:p>
          </table:table-cell>
          <table:table-cell office:value-type="float" office:value="6.28748469900165" calcext:value-type="float">
            <text:p>6.287484699</text:p>
          </table:table-cell>
          <table:table-cell office:value-type="float" office:value="15.59" calcext:value-type="float">
            <text:p>15.59</text:p>
          </table:table-cell>
          <table:table-cell office:value-type="float" office:value="15.786" calcext:value-type="float">
            <text:p>15.786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2696482" calcext:value-type="float">
            <text:p>2696482</text:p>
          </table:table-cell>
          <table:table-cell office:value-type="float" office:value="0.772991024990915" calcext:value-type="float">
            <text:p>0.772991025</text:p>
          </table:table-cell>
          <table:table-cell office:value-type="float" office:value="4.32387714200013" calcext:value-type="float">
            <text:p>4.323877142</text:p>
          </table:table-cell>
          <table:table-cell office:value-type="float" office:value="0.571119300002465" calcext:value-type="float">
            <text:p>0.5711193</text:p>
          </table:table-cell>
          <table:table-cell office:value-type="float" office:value="0.36" calcext:value-type="float">
            <text:p>0.36</text:p>
          </table:table-cell>
          <table:table-cell office:value-type="float" office:value="0.905" calcext:value-type="float">
            <text:p>0.905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776739" calcext:value-type="float">
            <text:p>1776739</text:p>
          </table:table-cell>
          <table:table-cell office:value-type="float" office:value="0.998756930988748" calcext:value-type="float">
            <text:p>0.998756931</text:p>
          </table:table-cell>
          <table:table-cell office:value-type="float" office:value="4.28551722499833" calcext:value-type="float">
            <text:p>4.285517225</text:p>
          </table:table-cell>
          <table:table-cell office:value-type="float" office:value="0.7298656609928" calcext:value-type="float">
            <text:p>0.729865661</text:p>
          </table:table-cell>
          <table:table-cell office:value-type="float" office:value="0.244" calcext:value-type="float">
            <text:p>0.244</text:p>
          </table:table-cell>
          <table:table-cell office:value-type="float" office:value="0.097" calcext:value-type="float">
            <text:p>0.097</text:p>
          </table:table-cell>
          <table:table-cell office:value-type="float" office:value="0.285" calcext:value-type="float">
            <text:p>0.285</text:p>
          </table:table-cell>
        </table:table-row>
        <table:table-row table:style-name="ro1">
          <table:table-cell office:value-type="float" office:value="2896930" calcext:value-type="float">
            <text:p>2896930</text:p>
          </table:table-cell>
          <table:table-cell office:value-type="float" office:value="0.770379405003041" calcext:value-type="float">
            <text:p>0.770379405</text:p>
          </table:table-cell>
          <table:table-cell office:value-type="float" office:value="4.22017777300789" calcext:value-type="float">
            <text:p>4.220177773</text:p>
          </table:table-cell>
          <table:table-cell office:value-type="float" office:value="0.607549873995595" calcext:value-type="float">
            <text:p>0.607549874</text:p>
          </table:table-cell>
          <table:table-cell office:value-type="float" office:value="0.371" calcext:value-type="float">
            <text:p>0.371</text:p>
          </table:table-cell>
          <table:table-cell office:value-type="float" office:value="0.777" calcext:value-type="float">
            <text:p>0.777</text:p>
          </table:table-cell>
          <table:table-cell office:value-type="float" office:value="0.263" calcext:value-type="float">
            <text:p>0.263</text:p>
          </table:table-cell>
        </table:table-row>
        <table:table-row table:style-name="ro1">
          <table:table-cell office:value-type="float" office:value="244586" calcext:value-type="float">
            <text:p>244586</text:p>
          </table:table-cell>
          <table:table-cell office:value-type="float" office:value="0.519114499998977" calcext:value-type="float">
            <text:p>0.5191145</text:p>
          </table:table-cell>
          <table:table-cell office:value-type="float" office:value="4.09485717400094" calcext:value-type="float">
            <text:p>4.094857174</text:p>
          </table:table-cell>
          <table:table-cell office:value-type="float" office:value="0.423778024007333" calcext:value-type="float">
            <text:p>0.42377802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17" calcext:value-type="float">
            <text:p>0.017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1120913" calcext:value-type="float">
            <text:p>11120913</text:p>
          </table:table-cell>
          <table:table-cell office:value-type="float" office:value="1.02702079698793" calcext:value-type="float">
            <text:p>1.027020797</text:p>
          </table:table-cell>
          <table:table-cell office:value-type="float" office:value="4.48494227000629" calcext:value-type="float">
            <text:p>4.48494227</text:p>
          </table:table-cell>
          <table:table-cell office:value-type="float" office:value="0.86456079200434" calcext:value-type="float">
            <text:p>0.864560792</text:p>
          </table:table-cell>
          <table:table-cell office:value-type="float" office:value="2.474" calcext:value-type="float">
            <text:p>2.474</text:p>
          </table:table-cell>
          <table:table-cell office:value-type="float" office:value="2.798" calcext:value-type="float">
            <text:p>2.79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24729112" calcext:value-type="float">
            <text:p>24729112</text:p>
          </table:table-cell>
          <table:table-cell office:value-type="float" office:value="3.24439752699982" calcext:value-type="float">
            <text:p>3.244397527</text:p>
          </table:table-cell>
          <table:table-cell office:value-type="float" office:value="7.1309119570069" calcext:value-type="float">
            <text:p>7.130911957</text:p>
          </table:table-cell>
          <table:table-cell office:value-type="float" office:value="1.91997283299861" calcext:value-type="float">
            <text:p>1.919972833</text:p>
          </table:table-cell>
          <table:table-cell office:value-type="float" office:value="6.363" calcext:value-type="float">
            <text:p>6.363</text:p>
          </table:table-cell>
          <table:table-cell office:value-type="float" office:value="2.875" calcext:value-type="float">
            <text:p>2.87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1472623" calcext:value-type="float">
            <text:p>1472623</text:p>
          </table:table-cell>
          <table:table-cell office:value-type="float" office:value="0.803405889004353" calcext:value-type="float">
            <text:p>0.803405889</text:p>
          </table:table-cell>
          <table:table-cell office:value-type="float" office:value="4.14463809299923" calcext:value-type="float">
            <text:p>4.144638093</text:p>
          </table:table-cell>
          <table:table-cell office:value-type="float" office:value="0.583795074999216" calcext:value-type="float">
            <text:p>0.583795075</text:p>
          </table:table-cell>
          <table:table-cell office:value-type="float" office:value="0.22" calcext:value-type="float">
            <text:p>0.2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8776412" calcext:value-type="float">
            <text:p>8776412</text:p>
          </table:table-cell>
          <table:table-cell office:value-type="float" office:value="1.39154891800717" calcext:value-type="float">
            <text:p>1.391548918</text:p>
          </table:table-cell>
          <table:table-cell office:value-type="float" office:value="4.58654407999711" calcext:value-type="float">
            <text:p>4.58654408</text:p>
          </table:table-cell>
          <table:table-cell office:value-type="float" office:value="0.90322280098917" calcext:value-type="float">
            <text:p>0.903222801</text:p>
          </table:table-cell>
          <table:table-cell office:value-type="float" office:value="2.492" calcext:value-type="float">
            <text:p>2.492</text:p>
          </table:table-cell>
          <table:table-cell office:value-type="float" office:value="0.741" calcext:value-type="float">
            <text:p>0.74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9471685" calcext:value-type="float">
            <text:p>9471685</text:p>
          </table:table-cell>
          <table:table-cell office:value-type="float" office:value="1.56069255698822" calcext:value-type="float">
            <text:p>1.560692557</text:p>
          </table:table-cell>
          <table:table-cell office:value-type="float" office:value="5.24148702899402" calcext:value-type="float">
            <text:p>5.241487029</text:p>
          </table:table-cell>
          <table:table-cell office:value-type="float" office:value="0.987816177002969" calcext:value-type="float">
            <text:p>0.987816177</text:p>
          </table:table-cell>
          <table:table-cell office:value-type="float" office:value="2.349" calcext:value-type="float">
            <text:p>2.349</text:p>
          </table:table-cell>
          <table:table-cell office:value-type="float" office:value="0.807" calcext:value-type="float">
            <text:p>0.807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62400" calcext:value-type="float">
            <text:p>62400</text:p>
          </table:table-cell>
          <table:table-cell office:value-type="float" office:value="0.498145165009191" calcext:value-type="float">
            <text:p>0.498145165</text:p>
          </table:table-cell>
          <table:table-cell office:value-type="float" office:value="3.71596557300654" calcext:value-type="float">
            <text:p>3.715965573</text:p>
          </table:table-cell>
          <table:table-cell office:value-type="float" office:value="0.456830141993123" calcext:value-type="float">
            <text:p>0.456830142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1" calcext:value-type="float">
            <text:p>0.041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float" office:value="0.483321189007256" calcext:value-type="float">
            <text:p>0.483321189</text:p>
          </table:table-cell>
          <table:table-cell office:value-type="float" office:value="3.6130678680056" calcext:value-type="float">
            <text:p>3.613067868</text:p>
          </table:table-cell>
          <table:table-cell office:value-type="float" office:value="0.413794052001322" calcext:value-type="float">
            <text:p>0.41379405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1672891" calcext:value-type="float">
            <text:p>1672891</text:p>
          </table:table-cell>
          <table:table-cell office:value-type="float" office:value="0.648645576002309" calcext:value-type="float">
            <text:p>0.648645576</text:p>
          </table:table-cell>
          <table:table-cell office:value-type="float" office:value="4.0615768639982" calcext:value-type="float">
            <text:p>4.061576864</text:p>
          </table:table-cell>
          <table:table-cell office:value-type="float" office:value="0.571183281004778" calcext:value-type="float">
            <text:p>0.571183281</text:p>
          </table:table-cell>
          <table:table-cell office:value-type="float" office:value="0.215" calcext:value-type="float">
            <text:p>0.21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48860" calcext:value-type="float">
            <text:p>48860</text:p>
          </table:table-cell>
          <table:table-cell office:value-type="float" office:value="0.497145476998412" calcext:value-type="float">
            <text:p>0.497145477</text:p>
          </table:table-cell>
          <table:table-cell office:value-type="float" office:value="3.71374808700057" calcext:value-type="float">
            <text:p>3.713748087</text:p>
          </table:table-cell>
          <table:table-cell office:value-type="float" office:value="0.489738887001295" calcext:value-type="float">
            <text:p>0.489738887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1" calcext:value-type="float">
            <text:p>0.011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>
          <table:table-cell office:value-type="float" office:value="62858" calcext:value-type="float">
            <text:p>62858</text:p>
          </table:table-cell>
          <table:table-cell office:value-type="float" office:value="0.46070091900765" calcext:value-type="float">
            <text:p>0.460700919</text:p>
          </table:table-cell>
          <table:table-cell office:value-type="float" office:value="3.58064711801126" calcext:value-type="float">
            <text:p>3.580647118</text:p>
          </table:table-cell>
          <table:table-cell office:value-type="float" office:value="0.402197276998777" calcext:value-type="float">
            <text:p>0.402197277</text:p>
          </table:table-cell>
          <table:table-cell table:number-columns-repeated="2" office:value-type="float" office:value="0.034" calcext:value-type="float">
            <text:p>0.034</text:p>
          </table:table-cell>
          <table:table-cell office:value-type="float" office:value="0.451" calcext:value-type="float">
            <text:p>0.451</text:p>
          </table:table-cell>
        </table:table-row>
        <table:table-row table:style-name="ro1">
          <table:table-cell office:value-type="float" office:value="4015252" calcext:value-type="float">
            <text:p>4015252</text:p>
          </table:table-cell>
          <table:table-cell office:value-type="float" office:value="0.87977433600463" calcext:value-type="float">
            <text:p>0.879774336</text:p>
          </table:table-cell>
          <table:table-cell office:value-type="float" office:value="4.21175332600251" calcext:value-type="float">
            <text:p>4.211753326</text:p>
          </table:table-cell>
          <table:table-cell office:value-type="float" office:value="0.657945415994618" calcext:value-type="float">
            <text:p>0.657945416</text:p>
          </table:table-cell>
          <table:table-cell office:value-type="float" office:value="0.462" calcext:value-type="float">
            <text:p>0.462</text:p>
          </table:table-cell>
          <table:table-cell office:value-type="float" office:value="0.488" calcext:value-type="float">
            <text:p>0.488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19970" calcext:value-type="float">
            <text:p>19970</text:p>
          </table:table-cell>
          <table:table-cell office:value-type="float" office:value="0.471433254002477" calcext:value-type="float">
            <text:p>0.471433254</text:p>
          </table:table-cell>
          <table:table-cell office:value-type="float" office:value="3.81322538400127" calcext:value-type="float">
            <text:p>3.813225384</text:p>
          </table:table-cell>
          <table:table-cell office:value-type="float" office:value="0.395693364000181" calcext:value-type="float">
            <text:p>0.39569336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1155288" calcext:value-type="float">
            <text:p>1155288</text:p>
          </table:table-cell>
          <table:table-cell office:value-type="float" office:value="1.02929218800273" calcext:value-type="float">
            <text:p>1.029292188</text:p>
          </table:table-cell>
          <table:table-cell office:value-type="float" office:value="4.37089037700207" calcext:value-type="float">
            <text:p>4.370890377</text:p>
          </table:table-cell>
          <table:table-cell office:value-type="float" office:value="0.746451605999027" calcext:value-type="float">
            <text:p>0.746451606</text:p>
          </table:table-cell>
          <table:table-cell office:value-type="float" office:value="0.206" calcext:value-type="float">
            <text:p>0.206</text:p>
          </table:table-cell>
          <table:table-cell office:value-type="float" office:value="0.097" calcext:value-type="float">
            <text:p>0.097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174493" calcext:value-type="float">
            <text:p>174493</text:p>
          </table:table-cell>
          <table:table-cell office:value-type="float" office:value="0.660217341996031" calcext:value-type="float">
            <text:p>0.660217342</text:p>
          </table:table-cell>
          <table:table-cell office:value-type="float" office:value="3.93002564698691" calcext:value-type="float">
            <text:p>3.930025647</text:p>
          </table:table-cell>
          <table:table-cell office:value-type="float" office:value="0.546843928008457" calcext:value-type="float">
            <text:p>0.546843928</text:p>
          </table:table-cell>
          <table:table-cell office:value-type="float" office:value="0.059" calcext:value-type="float">
            <text:p>0.05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float" office:value="6095258" calcext:value-type="float">
            <text:p>6095258</text:p>
          </table:table-cell>
          <table:table-cell office:value-type="float" office:value="0.708482125992305" calcext:value-type="float">
            <text:p>0.708482126</text:p>
          </table:table-cell>
          <table:table-cell office:value-type="float" office:value="4.22599386800721" calcext:value-type="float">
            <text:p>4.225993868</text:p>
          </table:table-cell>
          <table:table-cell office:value-type="float" office:value="0.551557623999543" calcext:value-type="float">
            <text:p>0.551557624</text:p>
          </table:table-cell>
          <table:table-cell office:value-type="float" office:value="1.766" calcext:value-type="float">
            <text:p>1.766</text:p>
          </table:table-cell>
          <table:table-cell office:value-type="float" office:value="0.78" calcext:value-type="float">
            <text:p>0.7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906407" calcext:value-type="float">
            <text:p>906407</text:p>
          </table:table-cell>
          <table:table-cell office:value-type="float" office:value="0.84894315499696" calcext:value-type="float">
            <text:p>0.848943155</text:p>
          </table:table-cell>
          <table:table-cell office:value-type="float" office:value="4.08371185899887" calcext:value-type="float">
            <text:p>4.083711859</text:p>
          </table:table-cell>
          <table:table-cell office:value-type="float" office:value="0.683546307991492" calcext:value-type="float">
            <text:p>0.683546308</text:p>
          </table:table-cell>
          <table:table-cell office:value-type="float" office:value="0.112" calcext:value-type="float">
            <text:p>0.11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303779" calcext:value-type="float">
            <text:p>303779</text:p>
          </table:table-cell>
          <table:table-cell office:value-type="float" office:value="0.554641062000883" calcext:value-type="float">
            <text:p>0.554641062</text:p>
          </table:table-cell>
          <table:table-cell office:value-type="float" office:value="3.95007851799892" calcext:value-type="float">
            <text:p>3.950078518</text:p>
          </table:table-cell>
          <table:table-cell office:value-type="float" office:value="0.460021580991452" calcext:value-type="float">
            <text:p>0.460021581</text:p>
          </table:table-cell>
          <table:table-cell office:value-type="float" office:value="0.059" calcext:value-type="float">
            <text:p>0.05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9400686" calcext:value-type="float">
            <text:p>9400686</text:p>
          </table:table-cell>
          <table:table-cell office:value-type="float" office:value="1.76344066299498" calcext:value-type="float">
            <text:p>1.763440663</text:p>
          </table:table-cell>
          <table:table-cell office:value-type="float" office:value="4.99731317299302" calcext:value-type="float">
            <text:p>4.997313173</text:p>
          </table:table-cell>
          <table:table-cell office:value-type="float" office:value="1.0413472759974" calcext:value-type="float">
            <text:p>1.041347276</text:p>
          </table:table-cell>
          <table:table-cell office:value-type="float" office:value="2.383" calcext:value-type="float">
            <text:p>2.383</text:p>
          </table:table-cell>
          <table:table-cell office:value-type="float" office:value="0.768" calcext:value-type="float">
            <text:p>0.768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8120754" calcext:value-type="float">
            <text:p>8120754</text:p>
          </table:table-cell>
          <table:table-cell office:value-type="float" office:value="1.27224282699171" calcext:value-type="float">
            <text:p>1.272242827</text:p>
          </table:table-cell>
          <table:table-cell office:value-type="float" office:value="4.63512221400742" calcext:value-type="float">
            <text:p>4.635122214</text:p>
          </table:table-cell>
          <table:table-cell office:value-type="float" office:value="0.856419741001446" calcext:value-type="float">
            <text:p>0.856419741</text:p>
          </table:table-cell>
          <table:table-cell office:value-type="float" office:value="2.088" calcext:value-type="float">
            <text:p>2.088</text:p>
          </table:table-cell>
          <table:table-cell office:value-type="float" office:value="0.32" calcext:value-type="float">
            <text:p>0.32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19105" calcext:value-type="float">
            <text:p>19105</text:p>
          </table:table-cell>
          <table:table-cell office:value-type="float" office:value="0.509294050003518" calcext:value-type="float">
            <text:p>0.50929405</text:p>
          </table:table-cell>
          <table:table-cell office:value-type="float" office:value="3.86542967001151" calcext:value-type="float">
            <text:p>3.86542967</text:p>
          </table:table-cell>
          <table:table-cell office:value-type="float" office:value="0.469762441993225" calcext:value-type="float">
            <text:p>0.46976244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6803" calcext:value-type="float">
            <text:p>6803</text:p>
          </table:table-cell>
          <table:table-cell office:value-type="float" office:value="0.476125154993497" calcext:value-type="float">
            <text:p>0.476125155</text:p>
          </table:table-cell>
          <table:table-cell office:value-type="float" office:value="3.77540297599626" calcext:value-type="float">
            <text:p>3.775402976</text:p>
          </table:table-cell>
          <table:table-cell office:value-type="float" office:value="0.42164572099864" calcext:value-type="float">
            <text:p>0.42164572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6590908" calcext:value-type="float">
            <text:p>6590908</text:p>
          </table:table-cell>
          <table:table-cell office:value-type="float" office:value="1.98260509999818" calcext:value-type="float">
            <text:p>1.9826051</text:p>
          </table:table-cell>
          <table:table-cell office:value-type="float" office:value="5.33058035800059" calcext:value-type="float">
            <text:p>5.330580358</text:p>
          </table:table-cell>
          <table:table-cell office:value-type="float" office:value="1.24284261000867" calcext:value-type="float">
            <text:p>1.24284261</text:p>
          </table:table-cell>
          <table:table-cell office:value-type="float" office:value="1.924" calcext:value-type="float">
            <text:p>1.924</text:p>
          </table:table-cell>
          <table:table-cell office:value-type="float" office:value="0.776" calcext:value-type="float">
            <text:p>0.776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6093" calcext:value-type="float">
            <text:p>26093</text:p>
          </table:table-cell>
          <table:table-cell office:value-type="float" office:value="0.522353792999638" calcext:value-type="float">
            <text:p>0.522353793</text:p>
          </table:table-cell>
          <table:table-cell office:value-type="float" office:value="3.91624497200246" calcext:value-type="float">
            <text:p>3.916244972</text:p>
          </table:table-cell>
          <table:table-cell office:value-type="float" office:value="0.404855312008294" calcext:value-type="float">
            <text:p>0.40485531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5069310" calcext:value-type="float">
            <text:p>5069310</text:p>
          </table:table-cell>
          <table:table-cell office:value-type="float" office:value="1.76459783699829" calcext:value-type="float">
            <text:p>1.764597837</text:p>
          </table:table-cell>
          <table:table-cell office:value-type="float" office:value="5.06418115699489" calcext:value-type="float">
            <text:p>5.064181157</text:p>
          </table:table-cell>
          <table:table-cell office:value-type="float" office:value="1.17377017400577" calcext:value-type="float">
            <text:p>1.173770174</text:p>
          </table:table-cell>
          <table:table-cell office:value-type="float" office:value="1.142" calcext:value-type="float">
            <text:p>1.142</text:p>
          </table:table-cell>
          <table:table-cell office:value-type="float" office:value="0.35" calcext:value-type="float">
            <text:p>0.35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1509110" calcext:value-type="float">
            <text:p>1509110</text:p>
          </table:table-cell>
          <table:table-cell office:value-type="float" office:value="1.39180535399646" calcext:value-type="float">
            <text:p>1.391805354</text:p>
          </table:table-cell>
          <table:table-cell office:value-type="float" office:value="4.65853799998877" calcext:value-type="float">
            <text:p>4.658538</text:p>
          </table:table-cell>
          <table:table-cell office:value-type="float" office:value="0.986284370999783" calcext:value-type="float">
            <text:p>0.986284371</text:p>
          </table:table-cell>
          <table:table-cell office:value-type="float" office:value="0.209" calcext:value-type="float">
            <text:p>0.20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976041" calcext:value-type="float">
            <text:p>2976041</text:p>
          </table:table-cell>
          <table:table-cell office:value-type="float" office:value="0.833349254986388" calcext:value-type="float">
            <text:p>0.833349255</text:p>
          </table:table-cell>
          <table:table-cell office:value-type="float" office:value="4.20254321700486" calcext:value-type="float">
            <text:p>4.202543217</text:p>
          </table:table-cell>
          <table:table-cell office:value-type="float" office:value="0.642883585998789" calcext:value-type="float">
            <text:p>0.642883586</text:p>
          </table:table-cell>
          <table:table-cell office:value-type="float" office:value="0.376" calcext:value-type="float">
            <text:p>0.376</text:p>
          </table:table-cell>
          <table:table-cell office:value-type="float" office:value="0.471" calcext:value-type="float">
            <text:p>0.471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544469" calcext:value-type="float">
            <text:p>544469</text:p>
          </table:table-cell>
          <table:table-cell office:value-type="float" office:value="0.543394738997449" calcext:value-type="float">
            <text:p>0.543394739</text:p>
          </table:table-cell>
          <table:table-cell office:value-type="float" office:value="3.8975837300095" calcext:value-type="float">
            <text:p>3.89758373</text:p>
          </table:table-cell>
          <table:table-cell office:value-type="float" office:value="0.46720537400688" calcext:value-type="float">
            <text:p>0.467205374</text:p>
          </table:table-cell>
          <table:table-cell office:value-type="float" office:value="0.071" calcext:value-type="float">
            <text:p>0.071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2281831" calcext:value-type="float">
            <text:p>2281831</text:p>
          </table:table-cell>
          <table:table-cell office:value-type="float" office:value="0.684435343006044" calcext:value-type="float">
            <text:p>0.684435343</text:p>
          </table:table-cell>
          <table:table-cell office:value-type="float" office:value="4.21942111301178" calcext:value-type="float">
            <text:p>4.219421113</text:p>
          </table:table-cell>
          <table:table-cell office:value-type="float" office:value="0.547853558993666" calcext:value-type="float">
            <text:p>0.547853559</text:p>
          </table:table-cell>
          <table:table-cell office:value-type="float" office:value="0.255" calcext:value-type="float">
            <text:p>0.255</text:p>
          </table:table-cell>
          <table:table-cell office:value-type="float" office:value="0.086" calcext:value-type="float">
            <text:p>0.08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93445" calcext:value-type="float">
            <text:p>93445</text:p>
          </table:table-cell>
          <table:table-cell office:value-type="float" office:value="0.529093329008902" calcext:value-type="float">
            <text:p>0.529093329</text:p>
          </table:table-cell>
          <table:table-cell office:value-type="float" office:value="3.69389297900489" calcext:value-type="float">
            <text:p>3.693892979</text:p>
          </table:table-cell>
          <table:table-cell office:value-type="float" office:value="0.458250358991791" calcext:value-type="float">
            <text:p>0.458250359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43004131" calcext:value-type="float">
            <text:p>43004131</text:p>
          </table:table-cell>
          <table:table-cell office:value-type="float" office:value="1.99116015400796" calcext:value-type="float">
            <text:p>1.991160154</text:p>
          </table:table-cell>
          <table:table-cell office:value-type="float" office:value="5.33977093000431" calcext:value-type="float">
            <text:p>5.33977093</text:p>
          </table:table-cell>
          <table:table-cell office:value-type="float" office:value="1.19584703800501" calcext:value-type="float">
            <text:p>1.195847038</text:p>
          </table:table-cell>
          <table:table-cell office:value-type="float" office:value="15.41" calcext:value-type="float">
            <text:p>15.41</text:p>
          </table:table-cell>
          <table:table-cell office:value-type="float" office:value="11.975" calcext:value-type="float">
            <text:p>11.9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4069194" calcext:value-type="float">
            <text:p>4069194</text:p>
          </table:table-cell>
          <table:table-cell office:value-type="float" office:value="0.926899639001931" calcext:value-type="float">
            <text:p>0.926899639</text:p>
          </table:table-cell>
          <table:table-cell office:value-type="float" office:value="4.21667705300206" calcext:value-type="float">
            <text:p>4.216677053</text:p>
          </table:table-cell>
          <table:table-cell office:value-type="float" office:value="0.69463697799074" calcext:value-type="float">
            <text:p>0.694636978</text:p>
          </table:table-cell>
          <table:table-cell office:value-type="float" office:value="0.438" calcext:value-type="float">
            <text:p>0.438</text:p>
          </table:table-cell>
          <table:table-cell office:value-type="float" office:value="0.152" calcext:value-type="float">
            <text:p>0.152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5758214" calcext:value-type="float">
            <text:p>5758214</text:p>
          </table:table-cell>
          <table:table-cell office:value-type="float" office:value="1.07981710199965" calcext:value-type="float">
            <text:p>1.079817102</text:p>
          </table:table-cell>
          <table:table-cell office:value-type="float" office:value="4.40620711499651" calcext:value-type="float">
            <text:p>4.406207115</text:p>
          </table:table-cell>
          <table:table-cell office:value-type="float" office:value="0.777824826989672" calcext:value-type="float">
            <text:p>0.777824827</text:p>
          </table:table-cell>
          <table:table-cell office:value-type="float" office:value="1.702" calcext:value-type="float">
            <text:p>1.702</text:p>
          </table:table-cell>
          <table:table-cell office:value-type="float" office:value="0.601" calcext:value-type="float">
            <text:p>0.601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56572" calcext:value-type="float">
            <text:p>56572</text:p>
          </table:table-cell>
          <table:table-cell office:value-type="float" office:value="0.525740155993844" calcext:value-type="float">
            <text:p>0.525740156</text:p>
          </table:table-cell>
          <table:table-cell office:value-type="float" office:value="3.70577570400201" calcext:value-type="float">
            <text:p>3.705775704</text:p>
          </table:table-cell>
          <table:table-cell office:value-type="float" office:value="0.456744223993155" calcext:value-type="float">
            <text:p>0.456744224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307540" calcext:value-type="float">
            <text:p>1307540</text:p>
          </table:table-cell>
          <table:table-cell office:value-type="float" office:value="0.573551542998757" calcext:value-type="float">
            <text:p>0.573551543</text:p>
          </table:table-cell>
          <table:table-cell office:value-type="float" office:value="3.94176687899744" calcext:value-type="float">
            <text:p>3.941766879</text:p>
          </table:table-cell>
          <table:table-cell office:value-type="float" office:value="0.477511143995798" calcext:value-type="float">
            <text:p>0.477511144</text:p>
          </table:table-cell>
          <table:table-cell office:value-type="float" office:value="0.133" calcext:value-type="float">
            <text:p>0.133</text:p>
          </table:table-cell>
          <table:table-cell office:value-type="float" office:value="0.073" calcext:value-type="float">
            <text:p>0.073</text:p>
          </table:table-cell>
          <table:table-cell office:value-type="float" office:value="0.606" calcext:value-type="float">
            <text:p>0.606</text:p>
          </table:table-cell>
        </table:table-row>
        <table:table-row table:style-name="ro1">
          <table:table-cell office:value-type="float" office:value="192165" calcext:value-type="float">
            <text:p>192165</text:p>
          </table:table-cell>
          <table:table-cell office:value-type="float" office:value="0.538445918005891" calcext:value-type="float">
            <text:p>0.538445918</text:p>
          </table:table-cell>
          <table:table-cell office:value-type="float" office:value="3.98474644300586" calcext:value-type="float">
            <text:p>3.984746443</text:p>
          </table:table-cell>
          <table:table-cell office:value-type="float" office:value="0.488805537999724" calcext:value-type="float">
            <text:p>0.488805538</text:p>
          </table:table-cell>
          <table:table-cell office:value-type="float" office:value="0.043" calcext:value-type="float">
            <text:p>0.04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22314735" calcext:value-type="float">
            <text:p>22314735</text:p>
          </table:table-cell>
          <table:table-cell office:value-type="float" office:value="1.28965027700178" calcext:value-type="float">
            <text:p>1.289650277</text:p>
          </table:table-cell>
          <table:table-cell office:value-type="float" office:value="4.67184237999027" calcext:value-type="float">
            <text:p>4.67184238</text:p>
          </table:table-cell>
          <table:table-cell office:value-type="float" office:value="0.912746848000097" calcext:value-type="float">
            <text:p>0.912746848</text:p>
          </table:table-cell>
          <table:table-cell office:value-type="float" office:value="5.716" calcext:value-type="float">
            <text:p>5.716</text:p>
          </table:table-cell>
          <table:table-cell office:value-type="float" office:value="1.164" calcext:value-type="float">
            <text:p>1.16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371437" calcext:value-type="float">
            <text:p>371437</text:p>
          </table:table-cell>
          <table:table-cell office:value-type="float" office:value="0.610468725993997" calcext:value-type="float">
            <text:p>0.610468726</text:p>
          </table:table-cell>
          <table:table-cell office:value-type="float" office:value="3.87942445700173" calcext:value-type="float">
            <text:p>3.879424457</text:p>
          </table:table-cell>
          <table:table-cell office:value-type="float" office:value="0.50155540999549" calcext:value-type="float">
            <text:p>0.50155541</text:p>
          </table:table-cell>
          <table:table-cell office:value-type="float" office:value="0.046" calcext:value-type="float">
            <text:p>0.04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14320138" calcext:value-type="float">
            <text:p>14320138</text:p>
          </table:table-cell>
          <table:table-cell office:value-type="float" office:value="0.926263079993078" calcext:value-type="float">
            <text:p>0.92626308</text:p>
          </table:table-cell>
          <table:table-cell office:value-type="float" office:value="4.24160569100059" calcext:value-type="float">
            <text:p>4.241605691</text:p>
          </table:table-cell>
          <table:table-cell office:value-type="float" office:value="0.705386551999254" calcext:value-type="float">
            <text:p>0.705386552</text:p>
          </table:table-cell>
          <table:table-cell office:value-type="float" office:value="5.02" calcext:value-type="float">
            <text:p>5.02</text:p>
          </table:table-cell>
          <table:table-cell office:value-type="float" office:value="0.672" calcext:value-type="float">
            <text:p>0.672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59067" calcext:value-type="float">
            <text:p>59067</text:p>
          </table:table-cell>
          <table:table-cell office:value-type="float" office:value="0.525756460003322" calcext:value-type="float">
            <text:p>0.52575646</text:p>
          </table:table-cell>
          <table:table-cell office:value-type="float" office:value="3.98585228600132" calcext:value-type="float">
            <text:p>3.985852286</text:p>
          </table:table-cell>
          <table:table-cell office:value-type="float" office:value="0.418486647002283" calcext:value-type="float">
            <text:p>0.41848664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>
          <table:table-cell office:value-type="float" office:value="11019603" calcext:value-type="float">
            <text:p>11019603</text:p>
          </table:table-cell>
          <table:table-cell office:value-type="float" office:value="1.19541319899145" calcext:value-type="float">
            <text:p>1.195413199</text:p>
          </table:table-cell>
          <table:table-cell office:value-type="float" office:value="4.44954205099202" calcext:value-type="float">
            <text:p>4.449542051</text:p>
          </table:table-cell>
          <table:table-cell office:value-type="float" office:value="0.865176545994473" calcext:value-type="float">
            <text:p>0.865176546</text:p>
          </table:table-cell>
          <table:table-cell office:value-type="float" office:value="2.935" calcext:value-type="float">
            <text:p>2.935</text:p>
          </table:table-cell>
          <table:table-cell office:value-type="float" office:value="0.624" calcext:value-type="float">
            <text:p>0.624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3548178" calcext:value-type="float">
            <text:p>3548178</text:p>
          </table:table-cell>
          <table:table-cell office:value-type="float" office:value="1.14862827300385" calcext:value-type="float">
            <text:p>1.148628273</text:p>
          </table:table-cell>
          <table:table-cell office:value-type="float" office:value="4.35512269601168" calcext:value-type="float">
            <text:p>4.355122696</text:p>
          </table:table-cell>
          <table:table-cell office:value-type="float" office:value="0.773919892992126" calcext:value-type="float">
            <text:p>0.773919893</text:p>
          </table:table-cell>
          <table:table-cell office:value-type="float" office:value="0.449" calcext:value-type="float">
            <text:p>0.449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8771683" calcext:value-type="float">
            <text:p>8771683</text:p>
          </table:table-cell>
          <table:table-cell office:value-type="float" office:value="1.9159060640086" calcext:value-type="float">
            <text:p>1.915906064</text:p>
          </table:table-cell>
          <table:table-cell office:value-type="float" office:value="5.33413486399513" calcext:value-type="float">
            <text:p>5.334134864</text:p>
          </table:table-cell>
          <table:table-cell office:value-type="float" office:value="1.15681180199317" calcext:value-type="float">
            <text:p>1.156811802</text:p>
          </table:table-cell>
          <table:table-cell office:value-type="float" office:value="2.625" calcext:value-type="float">
            <text:p>2.625</text:p>
          </table:table-cell>
          <table:table-cell office:value-type="float" office:value="0.306" calcext:value-type="float">
            <text:p>0.306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944801" calcext:value-type="float">
            <text:p>944801</text:p>
          </table:table-cell>
          <table:table-cell office:value-type="float" office:value="1.05563841499679" calcext:value-type="float">
            <text:p>1.055638415</text:p>
          </table:table-cell>
          <table:table-cell office:value-type="float" office:value="4.26838829199551" calcext:value-type="float">
            <text:p>4.268388292</text:p>
          </table:table-cell>
          <table:table-cell office:value-type="float" office:value="0.806358421003097" calcext:value-type="float">
            <text:p>0.806358421</text:p>
          </table:table-cell>
          <table:table-cell office:value-type="float" office:value="0.118" calcext:value-type="float">
            <text:p>0.11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1283627" calcext:value-type="float">
            <text:p>1283627</text:p>
          </table:table-cell>
          <table:table-cell office:value-type="float" office:value="0.601997456004028" calcext:value-type="float">
            <text:p>0.601997456</text:p>
          </table:table-cell>
          <table:table-cell office:value-type="float" office:value="3.99338100499881" calcext:value-type="float">
            <text:p>3.993381005</text:p>
          </table:table-cell>
          <table:table-cell office:value-type="float" office:value="0.487993686998379" calcext:value-type="float">
            <text:p>0.487993687</text:p>
          </table:table-cell>
          <table:table-cell office:value-type="float" office:value="0.119" calcext:value-type="float">
            <text:p>0.119</text:p>
          </table:table-cell>
          <table:table-cell office:value-type="float" office:value="0.249" calcext:value-type="float">
            <text:p>0.249</text:p>
          </table:table-cell>
          <table:table-cell office:value-type="float" office:value="0.155" calcext:value-type="float">
            <text:p>0.155</text:p>
          </table:table-cell>
        </table:table-row>
        <table:table-row table:style-name="ro1">
          <table:table-cell office:value-type="float" office:value="636869" calcext:value-type="float">
            <text:p>636869</text:p>
          </table:table-cell>
          <table:table-cell office:value-type="float" office:value="0.531898763001664" calcext:value-type="float">
            <text:p>0.531898763</text:p>
          </table:table-cell>
          <table:table-cell office:value-type="float" office:value="3.96882807799557" calcext:value-type="float">
            <text:p>3.968828078</text:p>
          </table:table-cell>
          <table:table-cell office:value-type="float" office:value="0.445900899008848" calcext:value-type="float">
            <text:p>0.445900899</text:p>
          </table:table-cell>
          <table:table-cell office:value-type="float" office:value="0.085" calcext:value-type="float">
            <text:p>0.085</text:p>
          </table:table-cell>
          <table:table-cell office:value-type="float" office:value="0.046" calcext:value-type="float">
            <text:p>0.046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184996" calcext:value-type="float">
            <text:p>184996</text:p>
          </table:table-cell>
          <table:table-cell office:value-type="float" office:value="0.563979151993408" calcext:value-type="float">
            <text:p>0.563979152</text:p>
          </table:table-cell>
          <table:table-cell office:value-type="float" office:value="3.74672656098846" calcext:value-type="float">
            <text:p>3.746726561</text:p>
          </table:table-cell>
          <table:table-cell office:value-type="float" office:value="0.493169299996225" calcext:value-type="float">
            <text:p>0.493169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894395" calcext:value-type="float">
            <text:p>894395</text:p>
          </table:table-cell>
          <table:table-cell office:value-type="float" office:value="0.720819659996778" calcext:value-type="float">
            <text:p>0.72081966</text:p>
          </table:table-cell>
          <table:table-cell office:value-type="float" office:value="4.11914776499907" calcext:value-type="float">
            <text:p>4.119147765</text:p>
          </table:table-cell>
          <table:table-cell office:value-type="float" office:value="0.583288784997421" calcext:value-type="float">
            <text:p>0.583288785</text:p>
          </table:table-cell>
          <table:table-cell office:value-type="float" office:value="0.103" calcext:value-type="float">
            <text:p>0.1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1427856" calcext:value-type="float">
            <text:p>1427856</text:p>
          </table:table-cell>
          <table:table-cell office:value-type="float" office:value="0.528775771002984" calcext:value-type="float">
            <text:p>0.528775771</text:p>
          </table:table-cell>
          <table:table-cell office:value-type="float" office:value="3.71862039499683" calcext:value-type="float">
            <text:p>3.718620395</text:p>
          </table:table-cell>
          <table:table-cell office:value-type="float" office:value="0.504631910996977" calcext:value-type="float">
            <text:p>0.504631911</text:p>
          </table:table-cell>
          <table:table-cell office:value-type="float" office:value="0.223" calcext:value-type="float">
            <text:p>0.223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5124146" calcext:value-type="float">
            <text:p>5124146</text:p>
          </table:table-cell>
          <table:table-cell office:value-type="float" office:value="1.60302955900261" calcext:value-type="float">
            <text:p>1.603029559</text:p>
          </table:table-cell>
          <table:table-cell office:value-type="float" office:value="4.88651830999879" calcext:value-type="float">
            <text:p>4.88651831</text:p>
          </table:table-cell>
          <table:table-cell office:value-type="float" office:value="1.04315743800544" calcext:value-type="float">
            <text:p>1.043157438</text:p>
          </table:table-cell>
          <table:table-cell office:value-type="float" office:value="1.469" calcext:value-type="float">
            <text:p>1.469</text:p>
          </table:table-cell>
          <table:table-cell office:value-type="float" office:value="0.186" calcext:value-type="float">
            <text:p>0.186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22351" calcext:value-type="float">
            <text:p>22351</text:p>
          </table:table-cell>
          <table:table-cell office:value-type="float" office:value="0.51200134800456" calcext:value-type="float">
            <text:p>0.512001348</text:p>
          </table:table-cell>
          <table:table-cell office:value-type="float" office:value="3.89633158600191" calcext:value-type="float">
            <text:p>3.896331586</text:p>
          </table:table-cell>
          <table:table-cell office:value-type="float" office:value="0.424770187004469" calcext:value-type="float">
            <text:p>0.42477018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5317665" calcext:value-type="float">
            <text:p>5317665</text:p>
          </table:table-cell>
          <table:table-cell office:value-type="float" office:value="0.815890817000764" calcext:value-type="float">
            <text:p>0.815890817</text:p>
          </table:table-cell>
          <table:table-cell office:value-type="float" office:value="4.30772950800019" calcext:value-type="float">
            <text:p>4.307729508</text:p>
          </table:table-cell>
          <table:table-cell office:value-type="float" office:value="0.595568990000174" calcext:value-type="float">
            <text:p>0.59556899</text:p>
          </table:table-cell>
          <table:table-cell office:value-type="float" office:value="1.512" calcext:value-type="float">
            <text:p>1.512</text:p>
          </table:table-cell>
          <table:table-cell office:value-type="float" office:value="0.177" calcext:value-type="float">
            <text:p>0.17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760524" calcext:value-type="float">
            <text:p>760524</text:p>
          </table:table-cell>
          <table:table-cell office:value-type="float" office:value="1.22595084700151" calcext:value-type="float">
            <text:p>1.225950847</text:p>
          </table:table-cell>
          <table:table-cell office:value-type="float" office:value="4.45782804000191" calcext:value-type="float">
            <text:p>4.45782804</text:p>
          </table:table-cell>
          <table:table-cell office:value-type="float" office:value="0.84618322798633" calcext:value-type="float">
            <text:p>0.846183228</text:p>
          </table:table-cell>
          <table:table-cell office:value-type="float" office:value="0.107" calcext:value-type="float">
            <text:p>0.107</text:p>
          </table:table-cell>
          <table:table-cell office:value-type="float" office:value="0.031" calcext:value-type="float">
            <text:p>0.031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980315" calcext:value-type="float">
            <text:p>980315</text:p>
          </table:table-cell>
          <table:table-cell office:value-type="float" office:value="0.652436700998805" calcext:value-type="float">
            <text:p>0.652436701</text:p>
          </table:table-cell>
          <table:table-cell office:value-type="float" office:value="4.03602369398868" calcext:value-type="float">
            <text:p>4.036023694</text:p>
          </table:table-cell>
          <table:table-cell office:value-type="float" office:value="0.4854592269985" calcext:value-type="float">
            <text:p>0.485459227</text:p>
          </table:table-cell>
          <table:table-cell office:value-type="float" office:value="0.105" calcext:value-type="float">
            <text:p>0.10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3413" calcext:value-type="float">
            <text:p>33413</text:p>
          </table:table-cell>
          <table:table-cell office:value-type="float" office:value="0.535715011006687" calcext:value-type="float">
            <text:p>0.535715011</text:p>
          </table:table-cell>
          <table:table-cell office:value-type="float" office:value="3.92408639499627" calcext:value-type="float">
            <text:p>3.924086395</text:p>
          </table:table-cell>
          <table:table-cell office:value-type="float" office:value="0.433165841997834" calcext:value-type="float">
            <text:p>0.43316584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1641081" calcext:value-type="float">
            <text:p>1641081</text:p>
          </table:table-cell>
          <table:table-cell office:value-type="float" office:value="0.957673058001092" calcext:value-type="float">
            <text:p>0.957673058</text:p>
          </table:table-cell>
          <table:table-cell office:value-type="float" office:value="4.18070702400291" calcext:value-type="float">
            <text:p>4.180707024</text:p>
          </table:table-cell>
          <table:table-cell office:value-type="float" office:value="0.707633551006438" calcext:value-type="float">
            <text:p>0.707633551</text:p>
          </table:table-cell>
          <table:table-cell office:value-type="float" office:value="0.243" calcext:value-type="float">
            <text:p>0.243</text:p>
          </table:table-cell>
          <table:table-cell office:value-type="float" office:value="0.238" calcext:value-type="float">
            <text:p>0.238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3506030" calcext:value-type="float">
            <text:p>3506030</text:p>
          </table:table-cell>
          <table:table-cell office:value-type="float" office:value="0.710263536006096" calcext:value-type="float">
            <text:p>0.710263536</text:p>
          </table:table-cell>
          <table:table-cell office:value-type="float" office:value="4.14429730999109" calcext:value-type="float">
            <text:p>4.14429731</text:p>
          </table:table-cell>
          <table:table-cell office:value-type="float" office:value="0.590449407987762" calcext:value-type="float">
            <text:p>0.590449408</text:p>
          </table:table-cell>
          <table:table-cell office:value-type="float" office:value="0.397" calcext:value-type="float">
            <text:p>0.397</text:p>
          </table:table-cell>
          <table:table-cell office:value-type="float" office:value="0.119" calcext:value-type="float">
            <text:p>0.119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465568" calcext:value-type="float">
            <text:p>465568</text:p>
          </table:table-cell>
          <table:table-cell office:value-type="float" office:value="0.983806421994814" calcext:value-type="float">
            <text:p>0.983806422</text:p>
          </table:table-cell>
          <table:table-cell office:value-type="float" office:value="4.13673511300294" calcext:value-type="float">
            <text:p>4.136735113</text:p>
          </table:table-cell>
          <table:table-cell office:value-type="float" office:value="0.688634696998633" calcext:value-type="float">
            <text:p>0.688634697</text:p>
          </table:table-cell>
          <table:table-cell office:value-type="float" office:value="0.084" calcext:value-type="float">
            <text:p>0.084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696841" calcext:value-type="float">
            <text:p>696841</text:p>
          </table:table-cell>
          <table:table-cell office:value-type="float" office:value="0.948063742005616" calcext:value-type="float">
            <text:p>0.948063742</text:p>
          </table:table-cell>
          <table:table-cell office:value-type="float" office:value="4.2419466739957" calcext:value-type="float">
            <text:p>4.241946674</text:p>
          </table:table-cell>
          <table:table-cell office:value-type="float" office:value="0.705108316004043" calcext:value-type="float">
            <text:p>0.705108316</text:p>
          </table:table-cell>
          <table:table-cell office:value-type="float" office:value="0.096" calcext:value-type="float">
            <text:p>0.09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9401804" calcext:value-type="float">
            <text:p>9401804</text:p>
          </table:table-cell>
          <table:table-cell office:value-type="float" office:value="0.849219758005347" calcext:value-type="float">
            <text:p>0.849219758</text:p>
          </table:table-cell>
          <table:table-cell office:value-type="float" office:value="4.17367752300925" calcext:value-type="float">
            <text:p>4.173677523</text:p>
          </table:table-cell>
          <table:table-cell office:value-type="float" office:value="0.620467327011284" calcext:value-type="float">
            <text:p>0.620467327</text:p>
          </table:table-cell>
          <table:table-cell office:value-type="float" office:value="2.548" calcext:value-type="float">
            <text:p>2.548</text:p>
          </table:table-cell>
          <table:table-cell office:value-type="float" office:value="0.326" calcext:value-type="float">
            <text:p>0.3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07575" calcext:value-type="float">
            <text:p>307575</text:p>
          </table:table-cell>
          <table:table-cell office:value-type="float" office:value="0.506460432006861" calcext:value-type="float">
            <text:p>0.506460432</text:p>
          </table:table-cell>
          <table:table-cell office:value-type="float" office:value="3.84950145399489" calcext:value-type="float">
            <text:p>3.849501454</text:p>
          </table:table-cell>
          <table:table-cell office:value-type="float" office:value="0.437923249992309" calcext:value-type="float">
            <text:p>0.4379232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81384" calcext:value-type="float">
            <text:p>781384</text:p>
          </table:table-cell>
          <table:table-cell office:value-type="float" office:value="0.864137816010043" calcext:value-type="float">
            <text:p>0.864137816</text:p>
          </table:table-cell>
          <table:table-cell office:value-type="float" office:value="4.12547915999312" calcext:value-type="float">
            <text:p>4.12547916</text:p>
          </table:table-cell>
          <table:table-cell office:value-type="float" office:value="0.650511875006487" calcext:value-type="float">
            <text:p>0.650511875</text:p>
          </table:table-cell>
          <table:table-cell office:value-type="float" office:value="0.107" calcext:value-type="float">
            <text:p>0.107</text:p>
          </table:table-cell>
          <table:table-cell office:value-type="float" office:value="0.041" calcext:value-type="float">
            <text:p>0.04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5040717" calcext:value-type="float">
            <text:p>5040717</text:p>
          </table:table-cell>
          <table:table-cell office:value-type="float" office:value="0.679504797997652" calcext:value-type="float">
            <text:p>0.679504798</text:p>
          </table:table-cell>
          <table:table-cell office:value-type="float" office:value="4.0820999879943" calcext:value-type="float">
            <text:p>4.082099988</text:p>
          </table:table-cell>
          <table:table-cell office:value-type="float" office:value="0.53483683700324" calcext:value-type="float">
            <text:p>0.534836837</text:p>
          </table:table-cell>
          <table:table-cell office:value-type="float" office:value="1.359" calcext:value-type="float">
            <text:p>1.359</text:p>
          </table:table-cell>
          <table:table-cell office:value-type="float" office:value="0.388" calcext:value-type="float">
            <text:p>0.38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129123" calcext:value-type="float">
            <text:p>129123</text:p>
          </table:table-cell>
          <table:table-cell office:value-type="float" office:value="0.500248793003266" calcext:value-type="float">
            <text:p>0.500248793</text:p>
          </table:table-cell>
          <table:table-cell office:value-type="float" office:value="3.75116407799942" calcext:value-type="float">
            <text:p>3.751164078</text:p>
          </table:table-cell>
          <table:table-cell office:value-type="float" office:value="0.44142920000013" calcext:value-type="float">
            <text:p>0.4414292</text:p>
          </table:table-cell>
          <table:table-cell office:value-type="float" office:value="0.043" calcext:value-type="float">
            <text:p>0.04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921904" calcext:value-type="float">
            <text:p>921904</text:p>
          </table:table-cell>
          <table:table-cell office:value-type="float" office:value="0.578034313002718" calcext:value-type="float">
            <text:p>0.578034313</text:p>
          </table:table-cell>
          <table:table-cell office:value-type="float" office:value="3.96910503099207" calcext:value-type="float">
            <text:p>3.969105031</text:p>
          </table:table-cell>
          <table:table-cell office:value-type="float" office:value="0.489674812008161" calcext:value-type="float">
            <text:p>0.489674812</text:p>
          </table:table-cell>
          <table:table-cell office:value-type="float" office:value="0.111" calcext:value-type="float">
            <text:p>0.11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1502693" calcext:value-type="float">
            <text:p>1502693</text:p>
          </table:table-cell>
          <table:table-cell office:value-type="float" office:value="0.760648388008121" calcext:value-type="float">
            <text:p>0.760648388</text:p>
          </table:table-cell>
          <table:table-cell office:value-type="float" office:value="4.05642264299968" calcext:value-type="float">
            <text:p>4.056422643</text:p>
          </table:table-cell>
          <table:table-cell office:value-type="float" office:value="0.596177904008073" calcext:value-type="float">
            <text:p>0.596177904</text:p>
          </table:table-cell>
          <table:table-cell office:value-type="float" office:value="0.22" calcext:value-type="float">
            <text:p>0.22</text:p>
          </table:table-cell>
          <table:table-cell office:value-type="float" office:value="0.067" calcext:value-type="float">
            <text:p>0.06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1462624" calcext:value-type="float">
            <text:p>1462624</text:p>
          </table:table-cell>
          <table:table-cell office:value-type="float" office:value="0.865985084994463" calcext:value-type="float">
            <text:p>0.865985085</text:p>
          </table:table-cell>
          <table:table-cell office:value-type="float" office:value="4.13617888500448" calcext:value-type="float">
            <text:p>4.136178885</text:p>
          </table:table-cell>
          <table:table-cell office:value-type="float" office:value="0.646433000001707" calcext:value-type="float">
            <text:p>0.646433</text:p>
          </table:table-cell>
          <table:table-cell office:value-type="float" office:value="0.215" calcext:value-type="float">
            <text:p>0.215</text:p>
          </table:table-cell>
          <table:table-cell office:value-type="float" office:value="0.058" calcext:value-type="float">
            <text:p>0.058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34115821" calcext:value-type="float">
            <text:p>34115821</text:p>
          </table:table-cell>
          <table:table-cell office:value-type="float" office:value="4.57457635599712" calcext:value-type="float">
            <text:p>4.574576356</text:p>
          </table:table-cell>
          <table:table-cell office:value-type="float" office:value="7.89089442699333" calcext:value-type="float">
            <text:p>7.890894427</text:p>
          </table:table-cell>
          <table:table-cell office:value-type="float" office:value="2.48063166599604" calcext:value-type="float">
            <text:p>2.480631666</text:p>
          </table:table-cell>
          <table:table-cell office:value-type="float" office:value="8.181" calcext:value-type="float">
            <text:p>8.181</text:p>
          </table:table-cell>
          <table:table-cell office:value-type="float" office:value="1.754" calcext:value-type="float">
            <text:p>1.754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836722" calcext:value-type="float">
            <text:p>1836722</text:p>
          </table:table-cell>
          <table:table-cell office:value-type="float" office:value="1.18772956400062" calcext:value-type="float">
            <text:p>1.187729564</text:p>
          </table:table-cell>
          <table:table-cell office:value-type="float" office:value="4.45478924299823" calcext:value-type="float">
            <text:p>4.454789243</text:p>
          </table:table-cell>
          <table:table-cell office:value-type="float" office:value="0.818120251991786" calcext:value-type="float">
            <text:p>0.818120252</text:p>
          </table:table-cell>
          <table:table-cell office:value-type="float" office:value="0.26" calcext:value-type="float">
            <text:p>0.26</text:p>
          </table:table-cell>
          <table:table-cell office:value-type="float" office:value="0.08" calcext:value-type="float">
            <text:p>0.08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6761186" calcext:value-type="float">
            <text:p>6761186</text:p>
          </table:table-cell>
          <table:table-cell office:value-type="float" office:value="1.11517138101044" calcext:value-type="float">
            <text:p>1.115171381</text:p>
          </table:table-cell>
          <table:table-cell office:value-type="float" office:value="4.47699270500743" calcext:value-type="float">
            <text:p>4.476992705</text:p>
          </table:table-cell>
          <table:table-cell office:value-type="float" office:value="0.779310112993699" calcext:value-type="float">
            <text:p>0.779310113</text:p>
          </table:table-cell>
          <table:table-cell office:value-type="float" office:value="2.481" calcext:value-type="float">
            <text:p>2.481</text:p>
          </table:table-cell>
          <table:table-cell office:value-type="float" office:value="0.43" calcext:value-type="float">
            <text:p>0.43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221751" calcext:value-type="float">
            <text:p>221751</text:p>
          </table:table-cell>
          <table:table-cell office:value-type="float" office:value="0.635846485005459" calcext:value-type="float">
            <text:p>0.635846485</text:p>
          </table:table-cell>
          <table:table-cell office:value-type="float" office:value="3.71332736899785" calcext:value-type="float">
            <text:p>3.713327369</text:p>
          </table:table-cell>
          <table:table-cell office:value-type="float" office:value="0.470220802992117" calcext:value-type="float">
            <text:p>0.470220803</text:p>
          </table:table-cell>
          <table:table-cell office:value-type="float" office:value="0.043" calcext:value-type="float">
            <text:p>0.04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789295" calcext:value-type="float">
            <text:p>789295</text:p>
          </table:table-cell>
          <table:table-cell office:value-type="float" office:value="0.490587110994966" calcext:value-type="float">
            <text:p>0.490587111</text:p>
          </table:table-cell>
          <table:table-cell office:value-type="float" office:value="3.65588342599221" calcext:value-type="float">
            <text:p>3.655883426</text:p>
          </table:table-cell>
          <table:table-cell office:value-type="float" office:value="0.403650362000917" calcext:value-type="float">
            <text:p>0.403650362</text:p>
          </table:table-cell>
          <table:table-cell office:value-type="float" office:value="0.132" calcext:value-type="float">
            <text:p>0.132</text:p>
          </table:table-cell>
          <table:table-cell office:value-type="float" office:value="0.046" calcext:value-type="float">
            <text:p>0.046</text:p>
          </table:table-cell>
          <table:table-cell office:value-type="float" office:value="1.373" calcext:value-type="float">
            <text:p>1.373</text:p>
          </table:table-cell>
        </table:table-row>
        <table:table-row table:style-name="ro1">
          <table:table-cell office:value-type="float" office:value="662780" calcext:value-type="float">
            <text:p>662780</text:p>
          </table:table-cell>
          <table:table-cell office:value-type="float" office:value="0.520719467996969" calcext:value-type="float">
            <text:p>0.520719468</text:p>
          </table:table-cell>
          <table:table-cell office:value-type="float" office:value="3.71962140400137" calcext:value-type="float">
            <text:p>3.719621404</text:p>
          </table:table-cell>
          <table:table-cell office:value-type="float" office:value="0.400135949996184" calcext:value-type="float">
            <text:p>0.40013595</text:p>
          </table:table-cell>
          <table:table-cell office:value-type="float" office:value="0.07" calcext:value-type="float">
            <text:p>0.07</text:p>
          </table:table-cell>
          <table:table-cell office:value-type="float" office:value="0.038" calcext:value-type="float">
            <text:p>0.03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32114621" calcext:value-type="float">
            <text:p>32114621</text:p>
          </table:table-cell>
          <table:table-cell office:value-type="float" office:value="2.28779624999152" calcext:value-type="float">
            <text:p>2.28779625</text:p>
          </table:table-cell>
          <table:table-cell office:value-type="float" office:value="5.39955456600001" calcext:value-type="float">
            <text:p>5.399554566</text:p>
          </table:table-cell>
          <table:table-cell office:value-type="float" office:value="1.35202956500871" calcext:value-type="float">
            <text:p>1.352029565</text:p>
          </table:table-cell>
          <table:table-cell office:value-type="float" office:value="6.756" calcext:value-type="float">
            <text:p>6.756</text:p>
          </table:table-cell>
          <table:table-cell office:value-type="float" office:value="1.463" calcext:value-type="float">
            <text:p>1.46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517173" calcext:value-type="float">
            <text:p>3517173</text:p>
          </table:table-cell>
          <table:table-cell office:value-type="float" office:value="0.807455949994619" calcext:value-type="float">
            <text:p>0.80745595</text:p>
          </table:table-cell>
          <table:table-cell office:value-type="float" office:value="3.99992994400964" calcext:value-type="float">
            <text:p>3.999929944</text:p>
          </table:table-cell>
          <table:table-cell office:value-type="float" office:value="0.606049435999012" calcext:value-type="float">
            <text:p>0.606049436</text:p>
          </table:table-cell>
          <table:table-cell office:value-type="float" office:value="0.399" calcext:value-type="float">
            <text:p>0.399</text:p>
          </table:table-cell>
          <table:table-cell office:value-type="float" office:value="0.128" calcext:value-type="float">
            <text:p>0.12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35144" calcext:value-type="float">
            <text:p>35144</text:p>
          </table:table-cell>
          <table:table-cell office:value-type="float" office:value="0.480269785999553" calcext:value-type="float">
            <text:p>0.480269786</text:p>
          </table:table-cell>
          <table:table-cell office:value-type="float" office:value="3.68003574399336" calcext:value-type="float">
            <text:p>3.680035744</text:p>
          </table:table-cell>
          <table:table-cell office:value-type="float" office:value="0.379629621005733" calcext:value-type="float">
            <text:p>0.37962962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42307194" calcext:value-type="float">
            <text:p>42307194</text:p>
          </table:table-cell>
          <table:table-cell office:value-type="float" office:value="3.5887756299926" calcext:value-type="float">
            <text:p>3.58877563</text:p>
          </table:table-cell>
          <table:table-cell office:value-type="float" office:value="6.77547705199686" calcext:value-type="float">
            <text:p>6.775477052</text:p>
          </table:table-cell>
          <table:table-cell office:value-type="float" office:value="1.98115417499503" calcext:value-type="float">
            <text:p>1.981154175</text:p>
          </table:table-cell>
          <table:table-cell office:value-type="float" office:value="13.688" calcext:value-type="float">
            <text:p>13.688</text:p>
          </table:table-cell>
          <table:table-cell office:value-type="float" office:value="2.4" calcext:value-type="float">
            <text:p>2.4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5551900" calcext:value-type="float">
            <text:p>15551900</text:p>
          </table:table-cell>
          <table:table-cell office:value-type="float" office:value="1.75321684300434" calcext:value-type="float">
            <text:p>1.753216843</text:p>
          </table:table-cell>
          <table:table-cell office:value-type="float" office:value="4.96043202899455" calcext:value-type="float">
            <text:p>4.960432029</text:p>
          </table:table-cell>
          <table:table-cell office:value-type="float" office:value="1.05557872500503" calcext:value-type="float">
            <text:p>1.055578725</text:p>
          </table:table-cell>
          <table:table-cell office:value-type="float" office:value="4.499" calcext:value-type="float">
            <text:p>4.499</text:p>
          </table:table-cell>
          <table:table-cell office:value-type="float" office:value="0.983" calcext:value-type="float">
            <text:p>0.98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5059687" calcext:value-type="float">
            <text:p>5059687</text:p>
          </table:table-cell>
          <table:table-cell office:value-type="float" office:value="0.787663998009521" calcext:value-type="float">
            <text:p>0.787663998</text:p>
          </table:table-cell>
          <table:table-cell office:value-type="float" office:value="3.93748630200571" calcext:value-type="float">
            <text:p>3.937486302</text:p>
          </table:table-cell>
          <table:table-cell office:value-type="float" office:value="0.568835508005577" calcext:value-type="float">
            <text:p>0.568835508</text:p>
          </table:table-cell>
          <table:table-cell office:value-type="float" office:value="1.224" calcext:value-type="float">
            <text:p>1.224</text:p>
          </table:table-cell>
          <table:table-cell office:value-type="float" office:value="0.183" calcext:value-type="float">
            <text:p>0.183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12678558" calcext:value-type="float">
            <text:p>12678558</text:p>
          </table:table-cell>
          <table:table-cell office:value-type="float" office:value="1.93511611400754" calcext:value-type="float">
            <text:p>1.935116114</text:p>
          </table:table-cell>
          <table:table-cell office:value-type="float" office:value="5.15872373900493" calcext:value-type="float">
            <text:p>5.158723739</text:p>
          </table:table-cell>
          <table:table-cell office:value-type="float" office:value="1.13186044800386" calcext:value-type="float">
            <text:p>1.131860448</text:p>
          </table:table-cell>
          <table:table-cell office:value-type="float" office:value="4.423" calcext:value-type="float">
            <text:p>4.423</text:p>
          </table:table-cell>
          <table:table-cell office:value-type="float" office:value="0.446" calcext:value-type="float">
            <text:p>0.446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13419912" calcext:value-type="float">
            <text:p>13419912</text:p>
          </table:table-cell>
          <table:table-cell office:value-type="float" office:value="1.28524906600069" calcext:value-type="float">
            <text:p>1.285249066</text:p>
          </table:table-cell>
          <table:table-cell office:value-type="float" office:value="4.43610404200444" calcext:value-type="float">
            <text:p>4.436104042</text:p>
          </table:table-cell>
          <table:table-cell office:value-type="float" office:value="0.816345009006909" calcext:value-type="float">
            <text:p>0.816345009</text:p>
          </table:table-cell>
          <table:table-cell office:value-type="float" office:value="4.517" calcext:value-type="float">
            <text:p>4.517</text:p>
          </table:table-cell>
          <table:table-cell office:value-type="float" office:value="0.589" calcext:value-type="float">
            <text:p>0.589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5095568" calcext:value-type="float">
            <text:p>5095568</text:p>
          </table:table-cell>
          <table:table-cell office:value-type="float" office:value="0.92098742199596" calcext:value-type="float">
            <text:p>0.920987422</text:p>
          </table:table-cell>
          <table:table-cell office:value-type="float" office:value="4.0560301009973" calcext:value-type="float">
            <text:p>4.056030101</text:p>
          </table:table-cell>
          <table:table-cell office:value-type="float" office:value="0.64979124898673" calcext:value-type="float">
            <text:p>0.649791249</text:p>
          </table:table-cell>
          <table:table-cell office:value-type="float" office:value="1.364" calcext:value-type="float">
            <text:p>1.364</text:p>
          </table:table-cell>
          <table:table-cell office:value-type="float" office:value="0.176" calcext:value-type="float">
            <text:p>0.176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70361" calcext:value-type="float">
            <text:p>70361</text:p>
          </table:table-cell>
          <table:table-cell office:value-type="float" office:value="0.495464752995758" calcext:value-type="float">
            <text:p>0.495464753</text:p>
          </table:table-cell>
          <table:table-cell office:value-type="float" office:value="3.51136553801189" calcext:value-type="float">
            <text:p>3.511365538</text:p>
          </table:table-cell>
          <table:table-cell office:value-type="float" office:value="0.401741704001324" calcext:value-type="float">
            <text:p>0.40174170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24681" calcext:value-type="float">
            <text:p>24681</text:p>
          </table:table-cell>
          <table:table-cell office:value-type="float" office:value="0.44316047000757" calcext:value-type="float">
            <text:p>0.44316047</text:p>
          </table:table-cell>
          <table:table-cell office:value-type="float" office:value="3.41946234999341" calcext:value-type="float">
            <text:p>3.41946235</text:p>
          </table:table-cell>
          <table:table-cell office:value-type="float" office:value="0.378876332993968" calcext:value-type="float">
            <text:p>0.37887633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6106285" calcext:value-type="float">
            <text:p>6106285</text:p>
          </table:table-cell>
          <table:table-cell office:value-type="float" office:value="1.14525207399856" calcext:value-type="float">
            <text:p>1.145252074</text:p>
          </table:table-cell>
          <table:table-cell office:value-type="float" office:value="4.29109402099857" calcext:value-type="float">
            <text:p>4.291094021</text:p>
          </table:table-cell>
          <table:table-cell office:value-type="float" office:value="0.744996617999277" calcext:value-type="float">
            <text:p>0.744996618</text:p>
          </table:table-cell>
          <table:table-cell office:value-type="float" office:value="1.515" calcext:value-type="float">
            <text:p>1.515</text:p>
          </table:table-cell>
          <table:table-cell office:value-type="float" office:value="0.222" calcext:value-type="float">
            <text:p>0.22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1857271" calcext:value-type="float">
            <text:p>1857271</text:p>
          </table:table-cell>
          <table:table-cell office:value-type="float" office:value="0.584752434995608" calcext:value-type="float">
            <text:p>0.584752435</text:p>
          </table:table-cell>
          <table:table-cell office:value-type="float" office:value="3.78708996099886" calcext:value-type="float">
            <text:p>3.787089961</text:p>
          </table:table-cell>
          <table:table-cell office:value-type="float" office:value="0.45482309399813" calcext:value-type="float">
            <text:p>0.454823094</text:p>
          </table:table-cell>
          <table:table-cell office:value-type="float" office:value="0.215" calcext:value-type="float">
            <text:p>0.215</text:p>
          </table:table-cell>
          <table:table-cell office:value-type="float" office:value="0.069" calcext:value-type="float">
            <text:p>0.06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524812" calcext:value-type="float">
            <text:p>2524812</text:p>
          </table:table-cell>
          <table:table-cell office:value-type="float" office:value="0.934924966000835" calcext:value-type="float">
            <text:p>0.934924966</text:p>
          </table:table-cell>
          <table:table-cell office:value-type="float" office:value="3.95321304800746" calcext:value-type="float">
            <text:p>3.953213048</text:p>
          </table:table-cell>
          <table:table-cell office:value-type="float" office:value="0.676900631005992" calcext:value-type="float">
            <text:p>0.676900631</text:p>
          </table:table-cell>
          <table:table-cell office:value-type="float" office:value="0.295" calcext:value-type="float">
            <text:p>0.295</text:p>
          </table:table-cell>
          <table:table-cell office:value-type="float" office:value="0.089" calcext:value-type="float">
            <text:p>0.089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778528" calcext:value-type="float">
            <text:p>2778528</text:p>
          </table:table-cell>
          <table:table-cell office:value-type="float" office:value="1.58947328900103" calcext:value-type="float">
            <text:p>1.589473289</text:p>
          </table:table-cell>
          <table:table-cell office:value-type="float" office:value="4.67922902500141" calcext:value-type="float">
            <text:p>4.679229025</text:p>
          </table:table-cell>
          <table:table-cell office:value-type="float" office:value="0.964044849999482" calcext:value-type="float">
            <text:p>0.96404485</text:p>
          </table:table-cell>
          <table:table-cell office:value-type="float" office:value="0.347" calcext:value-type="float">
            <text:p>0.347</text:p>
          </table:table-cell>
          <table:table-cell office:value-type="float" office:value="0.21" calcext:value-type="float">
            <text:p>0.21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2116058" calcext:value-type="float">
            <text:p>2116058</text:p>
          </table:table-cell>
          <table:table-cell office:value-type="float" office:value="0.499077674001455" calcext:value-type="float">
            <text:p>0.499077674</text:p>
          </table:table-cell>
          <table:table-cell office:value-type="float" office:value="3.62528292099887" calcext:value-type="float">
            <text:p>3.625282921</text:p>
          </table:table-cell>
          <table:table-cell office:value-type="float" office:value="0.409933668997837" calcext:value-type="float">
            <text:p>0.409933669</text:p>
          </table:table-cell>
          <table:table-cell office:value-type="float" office:value="0.24" calcext:value-type="float">
            <text:p>0.24</text:p>
          </table:table-cell>
          <table:table-cell office:value-type="float" office:value="0.08" calcext:value-type="float">
            <text:p>0.08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71759" calcext:value-type="float">
            <text:p>71759</text:p>
          </table:table-cell>
          <table:table-cell office:value-type="float" office:value="0.468241722002858" calcext:value-type="float">
            <text:p>0.468241722</text:p>
          </table:table-cell>
          <table:table-cell office:value-type="float" office:value="3.55785126100818" calcext:value-type="float">
            <text:p>3.557851261</text:p>
          </table:table-cell>
          <table:table-cell office:value-type="float" office:value="0.402060828986578" calcext:value-type="float">
            <text:p>0.402060829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6" calcext:value-type="float">
            <text:p>0.006</text:p>
          </table:table-cell>
          <table:table-cell office:value-type="float" office:value="0.143" calcext:value-type="float">
            <text:p>0.143</text:p>
          </table:table-cell>
        </table:table-row>
        <table:table-row table:style-name="ro1">
          <table:table-cell office:value-type="float" office:value="1421806" calcext:value-type="float">
            <text:p>1421806</text:p>
          </table:table-cell>
          <table:table-cell office:value-type="float" office:value="0.861532423004974" calcext:value-type="float">
            <text:p>0.861532423</text:p>
          </table:table-cell>
          <table:table-cell office:value-type="float" office:value="3.88256403099513" calcext:value-type="float">
            <text:p>3.882564031</text:p>
          </table:table-cell>
          <table:table-cell office:value-type="float" office:value="0.6281147050031" calcext:value-type="float">
            <text:p>0.628114705</text:p>
          </table:table-cell>
          <table:table-cell office:value-type="float" office:value="0.199" calcext:value-type="float">
            <text:p>0.199</text:p>
          </table:table-cell>
          <table:table-cell office:value-type="float" office:value="0.069" calcext:value-type="float">
            <text:p>0.069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>
          <table:table-cell office:value-type="float" office:value="4104846" calcext:value-type="float">
            <text:p>4104846</text:p>
          </table:table-cell>
          <table:table-cell office:value-type="float" office:value="1.83956952000153" calcext:value-type="float">
            <text:p>1.83956952</text:p>
          </table:table-cell>
          <table:table-cell office:value-type="float" office:value="4.96047663300124" calcext:value-type="float">
            <text:p>4.960476633</text:p>
          </table:table-cell>
          <table:table-cell office:value-type="float" office:value="1.11169977999816" calcext:value-type="float">
            <text:p>1.11169978</text:p>
          </table:table-cell>
          <table:table-cell office:value-type="float" office:value="0.431" calcext:value-type="float">
            <text:p>0.431</text:p>
          </table:table-cell>
          <table:table-cell office:value-type="float" office:value="0.149" calcext:value-type="float">
            <text:p>0.149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9057230" calcext:value-type="float">
            <text:p>9057230</text:p>
          </table:table-cell>
          <table:table-cell office:value-type="float" office:value="0.868967549991794" calcext:value-type="float">
            <text:p>0.86896755</text:p>
          </table:table-cell>
          <table:table-cell office:value-type="float" office:value="4.00070124698686" calcext:value-type="float">
            <text:p>4.000701247</text:p>
          </table:table-cell>
          <table:table-cell office:value-type="float" office:value="0.62818831000186" calcext:value-type="float">
            <text:p>0.62818831</text:p>
          </table:table-cell>
          <table:table-cell office:value-type="float" office:value="2.076" calcext:value-type="float">
            <text:p>2.076</text:p>
          </table:table-cell>
          <table:table-cell office:value-type="float" office:value="0.315" calcext:value-type="float">
            <text:p>0.315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40755567" calcext:value-type="float">
            <text:p>40755567</text:p>
          </table:table-cell>
          <table:table-cell office:value-type="float" office:value="2.61227688600775" calcext:value-type="float">
            <text:p>2.612276886</text:p>
          </table:table-cell>
          <table:table-cell office:value-type="float" office:value="5.70783980199485" calcext:value-type="float">
            <text:p>5.707839802</text:p>
          </table:table-cell>
          <table:table-cell office:value-type="float" office:value="1.42777848699188" calcext:value-type="float">
            <text:p>1.427778487</text:p>
          </table:table-cell>
          <table:table-cell office:value-type="float" office:value="13.556" calcext:value-type="float">
            <text:p>13.556</text:p>
          </table:table-cell>
          <table:table-cell office:value-type="float" office:value="2.15" calcext:value-type="float">
            <text:p>2.15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6348592" calcext:value-type="float">
            <text:p>6348592</text:p>
          </table:table-cell>
          <table:table-cell office:value-type="float" office:value="1.47544255699904" calcext:value-type="float">
            <text:p>1.475442557</text:p>
          </table:table-cell>
          <table:table-cell office:value-type="float" office:value="4.6308537619916" calcext:value-type="float">
            <text:p>4.630853762</text:p>
          </table:table-cell>
          <table:table-cell office:value-type="float" office:value="0.917469085994526" calcext:value-type="float">
            <text:p>0.917469086</text:p>
          </table:table-cell>
          <table:table-cell office:value-type="float" office:value="1.62" calcext:value-type="float">
            <text:p>1.62</text:p>
          </table:table-cell>
          <table:table-cell office:value-type="float" office:value="0.227" calcext:value-type="float">
            <text:p>0.227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4625583" calcext:value-type="float">
            <text:p>4625583</text:p>
          </table:table-cell>
          <table:table-cell office:value-type="float" office:value="0.806754424003884" calcext:value-type="float">
            <text:p>0.806754424</text:p>
          </table:table-cell>
          <table:table-cell office:value-type="float" office:value="3.9793526269932" calcext:value-type="float">
            <text:p>3.979352627</text:p>
          </table:table-cell>
          <table:table-cell office:value-type="float" office:value="0.588342311995802" calcext:value-type="float">
            <text:p>0.588342312</text:p>
          </table:table-cell>
          <table:table-cell office:value-type="float" office:value="0.435" calcext:value-type="float">
            <text:p>0.435</text:p>
          </table:table-cell>
          <table:table-cell office:value-type="float" office:value="0.21" calcext:value-type="float">
            <text:p>0.21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570791038" calcext:value-type="float">
            <text:p>570791038</text:p>
          </table:table-cell>
          <table:table-cell office:value-type="float" office:value="104.314380621028" calcext:value-type="float">
            <text:p>104.314380621</text:p>
          </table:table-cell>
          <table:table-cell office:value-type="float" office:value="442.357578844967" calcext:value-type="float">
            <text:p>442.357578845</text:p>
          </table:table-cell>
          <table:table-cell office:value-type="float" office:value="76.2807840559108" calcext:value-type="float">
            <text:p>76.2807840559</text:p>
          </table:table-cell>
          <table:table-cell office:value-type="float" office:value="155.078" calcext:value-type="float">
            <text:p>155.078</text:p>
          </table:table-cell>
          <table:table-cell office:value-type="float" office:value="59.972" calcext:value-type="float">
            <text:p>59.972</text:p>
          </table:table-cell>
          <table:table-cell office:value-type="float" office:value="7.891" calcext:value-type="float">
            <text:p>7.8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3">
        <number:embedded-text number:position="1">^</number:embedded-text>
      </number:number>
    </number:number-style>
    <number:number-style style:name="N123">
      <number:number number:decimal-places="4" loext:min-decimal-places="4" number:min-integer-digits="1"/>
      <number:text>^+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 style:data-style-name="N2" text:time-value="13:52:05.4628493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1T13:55:53.130726607</dc:date>
    <meta:editing-duration>PT2H31M35S</meta:editing-duration>
    <meta:editing-cycles>14</meta:editing-cycles>
    <meta:generator>LibreOffice/5.1.6.2$Linux_X86_64 LibreOffice_project/10m0$Build-2</meta:generator>
    <meta:document-statistic meta:table-count="1" meta:cell-count="7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graphic-properties draw:fill="solid" draw:fill-color="#ffffff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61">
      <style:chart-properties chart:display-label="true" chart:logarithmic="false" chart:maximum="100000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maximum="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5cm" chart:symbol-height="0.1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5cm" chart:symbol-height="0.1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arrow-up" chart:symbol-width="0.15cm" chart:symbol-height="0.15cm"/>
    </style:style>
    <style:style style:name="ch15" style:family="chart" style:data-style-name="N0">
      <style:chart-properties chart:symbol-type="named-symbol" chart:symbol-name="arrow-right" chart:symbol-width="0.15cm" chart:symbol-height="0.1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15cm" chart:symbol-height="0.1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5.382cm" svg:height="18.78cm" xlink:href=".." xlink:type="simple" chart:class="chart:scatter" chart:style-name="ch1">
        <chart:title svg:x="9.229cm" svg:y="0.511cm" chart:style-name="ch2">
          <text:p>Random RT-Major Queries</text:p>
        </chart:title>
        <chart:legend svg:x="3.035cm" svg:y="8.387cm" style:legend-expansion="custom" chartooo:width="3.511cm" chartooo:height="4.103cm" style:legend-expansion-aspect-ratio="0.855715330246161" chart:style-name="ch3"/>
        <chart:plot-area chart:style-name="ch4" table:cell-range-address="OEMMA_arranged_rand.A2:OEMMA_arranged_rand.G102" chart:data-source-has-labels="row" svg:x="1.905cm" svg:y="1.833cm" svg:width="22.97cm" svg:height="15.204cm">
          <chartooo:coordinate-region svg:x="2.646cm" svg:y="2.032cm" svg:width="21.486cm" svg:height="14.358cm"/>
          <chart:axis chart:dimension="x" chart:name="primary-x" chart:style-name="ch5">
            <chart:title svg:x="11.092cm" svg:y="17.413cm" chart:style-name="ch6">
              <text:p>Number of Points</text:p>
            </chart:title>
          </chart:axis>
          <chart:axis chart:dimension="y" chart:name="primary-y" chart:style-name="ch7">
            <chart:title svg:x="0.451cm" svg:y="10.569cm" chart:style-name="ch8">
              <text:p>Time (s)</text:p>
            </chart:title>
            <chart:grid chart:style-name="ch9" chart:class="major"/>
          </chart:axis>
          <chart:series chart:style-name="ch10" chart:values-cell-range-address="OEMMA_arranged_rand.B3:OEMMA_arranged_rand.B102" chart:label-cell-address="OEMMA_arranged_rand.B2:OEMMA_arranged_rand.B2" chart:class="chart:scatter">
            <chart:domain table:cell-range-address="OEMMA_arranged_rand.A3:OEMMA_arranged_rand.A102"/>
            <chart:data-point chart:repeated="100"/>
          </chart:series>
          <chart:series chart:style-name="ch11" chart:values-cell-range-address="OEMMA_arranged_rand.C3:OEMMA_arranged_rand.C102" chart:label-cell-address="OEMMA_arranged_rand.C2:OEMMA_arranged_rand.C2" chart:class="chart:scatter">
            <chart:data-point chart:repeated="100"/>
          </chart:series>
          <chart:series chart:style-name="ch12" chart:values-cell-range-address="OEMMA_arranged_rand.D3:OEMMA_arranged_rand.D102" chart:label-cell-address="OEMMA_arranged_rand.D2:OEMMA_arranged_rand.D2" chart:class="chart:scatter">
            <chart:data-point chart:repeated="100"/>
          </chart:series>
          <chart:series chart:style-name="ch13" chart:values-cell-range-address="OEMMA_arranged_rand.E3:OEMMA_arranged_rand.E102" chart:label-cell-address="OEMMA_arranged_rand.E2:OEMMA_arranged_rand.E2" chart:class="chart:scatter">
            <chart:data-point chart:repeated="99"/>
            <chart:data-point chart:style-name="ch14"/>
          </chart:series>
          <chart:series chart:style-name="ch15" chart:values-cell-range-address="OEMMA_arranged_rand.F3:OEMMA_arranged_rand.F102" chart:label-cell-address="OEMMA_arranged_rand.F2:OEMMA_arranged_rand.F2" chart:class="chart:scatter">
            <chart:data-point chart:repeated="100"/>
          </chart:series>
          <chart:series chart:style-name="ch16" chart:values-cell-range-address="OEMMA_arranged_rand.G3:OEMMA_arranged_rand.G102" chart:label-cell-address="OEMMA_arranged_rand.G2:OEMMA_arranged_rand.G2" chart:class="chart:scatter">
            <chart:data-point chart:repeated="10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z5</text:p>
                <draw:g>
                  <svg:desc>OEMMA_arranged_rand.B2:OEMMA_arranged_rand.B2</svg:desc>
                </draw:g>
              </table:table-cell>
              <table:table-cell office:value-type="string">
                <text:p>mzML</text:p>
                <draw:g>
                  <svg:desc>OEMMA_arranged_rand.C2:OEMMA_arranged_rand.C2</svg:desc>
                </draw:g>
              </table:table-cell>
              <table:table-cell office:value-type="string">
                <text:p>mzdb</text:p>
                <draw:g>
                  <svg:desc>OEMMA_arranged_rand.D2:OEMMA_arranged_rand.D2</svg:desc>
                </draw:g>
              </table:table-cell>
              <table:table-cell office:value-type="string">
                <text:p>MzTree-Single</text:p>
                <draw:g>
                  <svg:desc>OEMMA_arranged_rand.E2:OEMMA_arranged_rand.E2</svg:desc>
                </draw:g>
              </table:table-cell>
              <table:table-cell office:value-type="string">
                <text:p>MzTree-NoSumm</text:p>
                <draw:g>
                  <svg:desc>OEMMA_arranged_rand.F2:OEMMA_arranged_rand.F2</svg:desc>
                </draw:g>
              </table:table-cell>
              <table:table-cell office:value-type="string">
                <text:p>MzTree</text:p>
                <draw:g>
                  <svg:desc>OEMMA_arranged_rand.G2:OEMMA_arranged_rand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154294">
                <text:p>42154294</text:p>
                <draw:g>
                  <svg:desc>OEMMA_arranged_rand.A3:OEMMA_arranged_rand.A102</svg:desc>
                </draw:g>
              </table:table-cell>
              <table:table-cell office:value-type="float" office:value="4.41666143899784">
                <text:p>4.41666143899784</text:p>
                <draw:g>
                  <svg:desc>OEMMA_arranged_rand.B3:OEMMA_arranged_rand.B102</svg:desc>
                </draw:g>
              </table:table-cell>
              <table:table-cell office:value-type="float" office:value="17.3326366729889">
                <text:p>17.3326366729889</text:p>
                <draw:g>
                  <svg:desc>OEMMA_arranged_rand.C3:OEMMA_arranged_rand.C102</svg:desc>
                </draw:g>
              </table:table-cell>
              <table:table-cell office:value-type="float" office:value="6.28748469900165">
                <text:p>6.28748469900165</text:p>
                <draw:g>
                  <svg:desc>OEMMA_arranged_rand.D3:OEMMA_arranged_rand.D102</svg:desc>
                </draw:g>
              </table:table-cell>
              <table:table-cell office:value-type="float" office:value="15.59">
                <text:p>15.59</text:p>
                <draw:g>
                  <svg:desc>OEMMA_arranged_rand.E3:OEMMA_arranged_rand.E102</svg:desc>
                </draw:g>
              </table:table-cell>
              <table:table-cell office:value-type="float" office:value="15.786">
                <text:p>15.786</text:p>
                <draw:g>
                  <svg:desc>OEMMA_arranged_rand.F3:OEMMA_arranged_rand.F102</svg:desc>
                </draw:g>
              </table:table-cell>
              <table:table-cell office:value-type="float" office:value="0.217">
                <text:p>0.217</text:p>
                <draw:g>
                  <svg:desc>OEMMA_arranged_rand.G3:OEMMA_arranged_rand.G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96482">
                <text:p>2696482</text:p>
              </table:table-cell>
              <table:table-cell office:value-type="float" office:value="0.772991024990915">
                <text:p>0.772991024990915</text:p>
              </table:table-cell>
              <table:table-cell office:value-type="float" office:value="4.32387714200013">
                <text:p>4.32387714200013</text:p>
              </table:table-cell>
              <table:table-cell office:value-type="float" office:value="0.571119300002465">
                <text:p>0.571119300002465</text:p>
              </table:table-cell>
              <table:table-cell office:value-type="float" office:value="0.36">
                <text:p>0.36</text:p>
              </table:table-cell>
              <table:table-cell office:value-type="float" office:value="0.905">
                <text:p>0.905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76739">
                <text:p>1776739</text:p>
              </table:table-cell>
              <table:table-cell office:value-type="float" office:value="0.998756930988748">
                <text:p>0.998756930988748</text:p>
              </table:table-cell>
              <table:table-cell office:value-type="float" office:value="4.28551722499833">
                <text:p>4.28551722499833</text:p>
              </table:table-cell>
              <table:table-cell office:value-type="float" office:value="0.7298656609928">
                <text:p>0.7298656609928</text:p>
              </table:table-cell>
              <table:table-cell office:value-type="float" office:value="0.244">
                <text:p>0.244</text:p>
              </table:table-cell>
              <table:table-cell office:value-type="float" office:value="0.097">
                <text:p>0.097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96930">
                <text:p>2896930</text:p>
              </table:table-cell>
              <table:table-cell office:value-type="float" office:value="0.770379405003041">
                <text:p>0.770379405003041</text:p>
              </table:table-cell>
              <table:table-cell office:value-type="float" office:value="4.22017777300789">
                <text:p>4.22017777300789</text:p>
              </table:table-cell>
              <table:table-cell office:value-type="float" office:value="0.607549873995595">
                <text:p>0.607549873995595</text:p>
              </table:table-cell>
              <table:table-cell office:value-type="float" office:value="0.371">
                <text:p>0.371</text:p>
              </table:table-cell>
              <table:table-cell office:value-type="float" office:value="0.777">
                <text:p>0.777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4586">
                <text:p>244586</text:p>
              </table:table-cell>
              <table:table-cell office:value-type="float" office:value="0.519114499998977">
                <text:p>0.519114499998977</text:p>
              </table:table-cell>
              <table:table-cell office:value-type="float" office:value="4.09485717400094">
                <text:p>4.09485717400094</text:p>
              </table:table-cell>
              <table:table-cell office:value-type="float" office:value="0.423778024007333">
                <text:p>0.423778024007333</text:p>
              </table:table-cell>
              <table:table-cell office:value-type="float" office:value="0.057">
                <text:p>0.057</text:p>
              </table:table-cell>
              <table:table-cell office:value-type="float" office:value="0.017">
                <text:p>0.01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120913">
                <text:p>11120913</text:p>
              </table:table-cell>
              <table:table-cell office:value-type="float" office:value="1.02702079698793">
                <text:p>1.02702079698793</text:p>
              </table:table-cell>
              <table:table-cell office:value-type="float" office:value="4.48494227000629">
                <text:p>4.48494227000629</text:p>
              </table:table-cell>
              <table:table-cell office:value-type="float" office:value="0.86456079200434">
                <text:p>0.86456079200434</text:p>
              </table:table-cell>
              <table:table-cell office:value-type="float" office:value="2.474">
                <text:p>2.474</text:p>
              </table:table-cell>
              <table:table-cell office:value-type="float" office:value="2.798">
                <text:p>2.798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729112">
                <text:p>24729112</text:p>
              </table:table-cell>
              <table:table-cell office:value-type="float" office:value="3.24439752699982">
                <text:p>3.24439752699982</text:p>
              </table:table-cell>
              <table:table-cell office:value-type="float" office:value="7.1309119570069">
                <text:p>7.1309119570069</text:p>
              </table:table-cell>
              <table:table-cell office:value-type="float" office:value="1.91997283299861">
                <text:p>1.91997283299861</text:p>
              </table:table-cell>
              <table:table-cell office:value-type="float" office:value="6.363">
                <text:p>6.363</text:p>
              </table:table-cell>
              <table:table-cell office:value-type="float" office:value="2.875">
                <text:p>2.87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72623">
                <text:p>1472623</text:p>
              </table:table-cell>
              <table:table-cell office:value-type="float" office:value="0.803405889004353">
                <text:p>0.803405889004353</text:p>
              </table:table-cell>
              <table:table-cell office:value-type="float" office:value="4.14463809299923">
                <text:p>4.14463809299923</text:p>
              </table:table-cell>
              <table:table-cell office:value-type="float" office:value="0.583795074999216">
                <text:p>0.583795074999216</text:p>
              </table:table-cell>
              <table:table-cell office:value-type="float" office:value="0.22">
                <text:p>0.22</text:p>
              </table:table-cell>
              <table:table-cell office:value-type="float" office:value="0.098">
                <text:p>0.098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776412">
                <text:p>8776412</text:p>
              </table:table-cell>
              <table:table-cell office:value-type="float" office:value="1.39154891800717">
                <text:p>1.39154891800717</text:p>
              </table:table-cell>
              <table:table-cell office:value-type="float" office:value="4.58654407999711">
                <text:p>4.58654407999711</text:p>
              </table:table-cell>
              <table:table-cell office:value-type="float" office:value="0.90322280098917">
                <text:p>0.90322280098917</text:p>
              </table:table-cell>
              <table:table-cell office:value-type="float" office:value="2.492">
                <text:p>2.492</text:p>
              </table:table-cell>
              <table:table-cell office:value-type="float" office:value="0.741">
                <text:p>0.74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71685">
                <text:p>9471685</text:p>
              </table:table-cell>
              <table:table-cell office:value-type="float" office:value="1.56069255698822">
                <text:p>1.56069255698822</text:p>
              </table:table-cell>
              <table:table-cell office:value-type="float" office:value="5.24148702899402">
                <text:p>5.24148702899402</text:p>
              </table:table-cell>
              <table:table-cell office:value-type="float" office:value="0.987816177002969">
                <text:p>0.987816177002969</text:p>
              </table:table-cell>
              <table:table-cell office:value-type="float" office:value="2.349">
                <text:p>2.349</text:p>
              </table:table-cell>
              <table:table-cell office:value-type="float" office:value="0.807">
                <text:p>0.807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400">
                <text:p>62400</text:p>
              </table:table-cell>
              <table:table-cell office:value-type="float" office:value="0.498145165009191">
                <text:p>0.498145165009191</text:p>
              </table:table-cell>
              <table:table-cell office:value-type="float" office:value="3.71596557300654">
                <text:p>3.71596557300654</text:p>
              </table:table-cell>
              <table:table-cell office:value-type="float" office:value="0.456830141993123">
                <text:p>0.456830141993123</text:p>
              </table:table-cell>
              <table:table-cell office:value-type="float" office:value="0.032">
                <text:p>0.032</text:p>
              </table:table-cell>
              <table:table-cell office:value-type="float" office:value="0.041">
                <text:p>0.041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1">
                <text:p>3601</text:p>
              </table:table-cell>
              <table:table-cell office:value-type="float" office:value="0.483321189007256">
                <text:p>0.483321189007256</text:p>
              </table:table-cell>
              <table:table-cell office:value-type="float" office:value="3.6130678680056">
                <text:p>3.6130678680056</text:p>
              </table:table-cell>
              <table:table-cell office:value-type="float" office:value="0.413794052001322">
                <text:p>0.413794052001322</text:p>
              </table:table-cell>
              <table:table-cell office:value-type="float" office:value="0.013">
                <text:p>0.013</text:p>
              </table:table-cell>
              <table:table-cell office:value-type="float" office:value="0.001">
                <text:p>0.001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72891">
                <text:p>1672891</text:p>
              </table:table-cell>
              <table:table-cell office:value-type="float" office:value="0.648645576002309">
                <text:p>0.648645576002309</text:p>
              </table:table-cell>
              <table:table-cell office:value-type="float" office:value="4.0615768639982">
                <text:p>4.0615768639982</text:p>
              </table:table-cell>
              <table:table-cell office:value-type="float" office:value="0.571183281004778">
                <text:p>0.571183281004778</text:p>
              </table:table-cell>
              <table:table-cell office:value-type="float" office:value="0.215">
                <text:p>0.215</text:p>
              </table:table-cell>
              <table:table-cell office:value-type="float" office:value="0.064">
                <text:p>0.064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860">
                <text:p>48860</text:p>
              </table:table-cell>
              <table:table-cell office:value-type="float" office:value="0.497145476998412">
                <text:p>0.497145476998412</text:p>
              </table:table-cell>
              <table:table-cell office:value-type="float" office:value="3.71374808700057">
                <text:p>3.71374808700057</text:p>
              </table:table-cell>
              <table:table-cell office:value-type="float" office:value="0.489738887001295">
                <text:p>0.489738887001295</text:p>
              </table:table-cell>
              <table:table-cell office:value-type="float" office:value="0.022">
                <text:p>0.022</text:p>
              </table:table-cell>
              <table:table-cell office:value-type="float" office:value="0.011">
                <text:p>0.011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858">
                <text:p>62858</text:p>
              </table:table-cell>
              <table:table-cell office:value-type="float" office:value="0.46070091900765">
                <text:p>0.46070091900765</text:p>
              </table:table-cell>
              <table:table-cell office:value-type="float" office:value="3.58064711801126">
                <text:p>3.58064711801126</text:p>
              </table:table-cell>
              <table:table-cell office:value-type="float" office:value="0.402197276998777">
                <text:p>0.402197276998777</text:p>
              </table:table-cell>
              <table:table-cell office:value-type="float" office:value="0.034">
                <text:p>0.034</text:p>
              </table:table-cell>
              <table:table-cell office:value-type="float" office:value="0.034">
                <text:p>0.034</text:p>
              </table:table-cell>
              <table:table-cell office:value-type="float" office:value="0.451">
                <text:p>0.4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15252">
                <text:p>4015252</text:p>
              </table:table-cell>
              <table:table-cell office:value-type="float" office:value="0.87977433600463">
                <text:p>0.87977433600463</text:p>
              </table:table-cell>
              <table:table-cell office:value-type="float" office:value="4.21175332600251">
                <text:p>4.21175332600251</text:p>
              </table:table-cell>
              <table:table-cell office:value-type="float" office:value="0.657945415994618">
                <text:p>0.657945415994618</text:p>
              </table:table-cell>
              <table:table-cell office:value-type="float" office:value="0.462">
                <text:p>0.462</text:p>
              </table:table-cell>
              <table:table-cell office:value-type="float" office:value="0.488">
                <text:p>0.488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70">
                <text:p>19970</text:p>
              </table:table-cell>
              <table:table-cell office:value-type="float" office:value="0.471433254002477">
                <text:p>0.471433254002477</text:p>
              </table:table-cell>
              <table:table-cell office:value-type="float" office:value="3.81322538400127">
                <text:p>3.81322538400127</text:p>
              </table:table-cell>
              <table:table-cell office:value-type="float" office:value="0.395693364000181">
                <text:p>0.395693364000181</text:p>
              </table:table-cell>
              <table:table-cell office:value-type="float" office:value="0.015">
                <text:p>0.015</text:p>
              </table:table-cell>
              <table:table-cell office:value-type="float" office:value="0.004">
                <text:p>0.004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55288">
                <text:p>1155288</text:p>
              </table:table-cell>
              <table:table-cell office:value-type="float" office:value="1.02929218800273">
                <text:p>1.02929218800273</text:p>
              </table:table-cell>
              <table:table-cell office:value-type="float" office:value="4.37089037700207">
                <text:p>4.37089037700207</text:p>
              </table:table-cell>
              <table:table-cell office:value-type="float" office:value="0.746451605999027">
                <text:p>0.746451605999027</text:p>
              </table:table-cell>
              <table:table-cell office:value-type="float" office:value="0.206">
                <text:p>0.206</text:p>
              </table:table-cell>
              <table:table-cell office:value-type="float" office:value="0.097">
                <text:p>0.097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4493">
                <text:p>174493</text:p>
              </table:table-cell>
              <table:table-cell office:value-type="float" office:value="0.660217341996031">
                <text:p>0.660217341996031</text:p>
              </table:table-cell>
              <table:table-cell office:value-type="float" office:value="3.93002564698691">
                <text:p>3.93002564698691</text:p>
              </table:table-cell>
              <table:table-cell office:value-type="float" office:value="0.546843928008457">
                <text:p>0.546843928008457</text:p>
              </table:table-cell>
              <table:table-cell office:value-type="float" office:value="0.059">
                <text:p>0.059</text:p>
              </table:table-cell>
              <table:table-cell office:value-type="float" office:value="0.012">
                <text:p>0.012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95258">
                <text:p>6095258</text:p>
              </table:table-cell>
              <table:table-cell office:value-type="float" office:value="0.708482125992305">
                <text:p>0.708482125992305</text:p>
              </table:table-cell>
              <table:table-cell office:value-type="float" office:value="4.22599386800721">
                <text:p>4.22599386800721</text:p>
              </table:table-cell>
              <table:table-cell office:value-type="float" office:value="0.551557623999543">
                <text:p>0.551557623999543</text:p>
              </table:table-cell>
              <table:table-cell office:value-type="float" office:value="1.766">
                <text:p>1.766</text:p>
              </table:table-cell>
              <table:table-cell office:value-type="float" office:value="0.78">
                <text:p>0.78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6407">
                <text:p>906407</text:p>
              </table:table-cell>
              <table:table-cell office:value-type="float" office:value="0.84894315499696">
                <text:p>0.84894315499696</text:p>
              </table:table-cell>
              <table:table-cell office:value-type="float" office:value="4.08371185899887">
                <text:p>4.08371185899887</text:p>
              </table:table-cell>
              <table:table-cell office:value-type="float" office:value="0.683546307991492">
                <text:p>0.683546307991492</text:p>
              </table:table-cell>
              <table:table-cell office:value-type="float" office:value="0.112">
                <text:p>0.112</text:p>
              </table:table-cell>
              <table:table-cell office:value-type="float" office:value="0.052">
                <text:p>0.052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3779">
                <text:p>303779</text:p>
              </table:table-cell>
              <table:table-cell office:value-type="float" office:value="0.554641062000883">
                <text:p>0.554641062000883</text:p>
              </table:table-cell>
              <table:table-cell office:value-type="float" office:value="3.95007851799892">
                <text:p>3.95007851799892</text:p>
              </table:table-cell>
              <table:table-cell office:value-type="float" office:value="0.460021580991452">
                <text:p>0.460021580991452</text:p>
              </table:table-cell>
              <table:table-cell office:value-type="float" office:value="0.059">
                <text:p>0.059</text:p>
              </table:table-cell>
              <table:table-cell office:value-type="float" office:value="0.015">
                <text:p>0.015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400686">
                <text:p>9400686</text:p>
              </table:table-cell>
              <table:table-cell office:value-type="float" office:value="1.76344066299498">
                <text:p>1.76344066299498</text:p>
              </table:table-cell>
              <table:table-cell office:value-type="float" office:value="4.99731317299302">
                <text:p>4.99731317299302</text:p>
              </table:table-cell>
              <table:table-cell office:value-type="float" office:value="1.0413472759974">
                <text:p>1.0413472759974</text:p>
              </table:table-cell>
              <table:table-cell office:value-type="float" office:value="2.383">
                <text:p>2.383</text:p>
              </table:table-cell>
              <table:table-cell office:value-type="float" office:value="0.768">
                <text:p>0.768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20754">
                <text:p>8120754</text:p>
              </table:table-cell>
              <table:table-cell office:value-type="float" office:value="1.27224282699171">
                <text:p>1.27224282699171</text:p>
              </table:table-cell>
              <table:table-cell office:value-type="float" office:value="4.63512221400742">
                <text:p>4.63512221400742</text:p>
              </table:table-cell>
              <table:table-cell office:value-type="float" office:value="0.856419741001446">
                <text:p>0.856419741001446</text:p>
              </table:table-cell>
              <table:table-cell office:value-type="float" office:value="2.088">
                <text:p>2.088</text:p>
              </table:table-cell>
              <table:table-cell office:value-type="float" office:value="0.32">
                <text:p>0.32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105">
                <text:p>19105</text:p>
              </table:table-cell>
              <table:table-cell office:value-type="float" office:value="0.509294050003518">
                <text:p>0.509294050003518</text:p>
              </table:table-cell>
              <table:table-cell office:value-type="float" office:value="3.86542967001151">
                <text:p>3.86542967001151</text:p>
              </table:table-cell>
              <table:table-cell office:value-type="float" office:value="0.469762441993225">
                <text:p>0.469762441993225</text:p>
              </table:table-cell>
              <table:table-cell office:value-type="float" office:value="0.015">
                <text:p>0.015</text:p>
              </table:table-cell>
              <table:table-cell office:value-type="float" office:value="0.001">
                <text:p>0.001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803">
                <text:p>6803</text:p>
              </table:table-cell>
              <table:table-cell office:value-type="float" office:value="0.476125154993497">
                <text:p>0.476125154993497</text:p>
              </table:table-cell>
              <table:table-cell office:value-type="float" office:value="3.77540297599626">
                <text:p>3.77540297599626</text:p>
              </table:table-cell>
              <table:table-cell office:value-type="float" office:value="0.42164572099864">
                <text:p>0.42164572099864</text:p>
              </table:table-cell>
              <table:table-cell office:value-type="float" office:value="0.014">
                <text:p>0.014</text:p>
              </table:table-cell>
              <table:table-cell office:value-type="float" office:value="0.001">
                <text:p>0.001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90908">
                <text:p>6590908</text:p>
              </table:table-cell>
              <table:table-cell office:value-type="float" office:value="1.98260509999818">
                <text:p>1.98260509999818</text:p>
              </table:table-cell>
              <table:table-cell office:value-type="float" office:value="5.33058035800059">
                <text:p>5.33058035800059</text:p>
              </table:table-cell>
              <table:table-cell office:value-type="float" office:value="1.24284261000867">
                <text:p>1.24284261000867</text:p>
              </table:table-cell>
              <table:table-cell office:value-type="float" office:value="1.924">
                <text:p>1.924</text:p>
              </table:table-cell>
              <table:table-cell office:value-type="float" office:value="0.776">
                <text:p>0.776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093">
                <text:p>26093</text:p>
              </table:table-cell>
              <table:table-cell office:value-type="float" office:value="0.522353792999638">
                <text:p>0.522353792999638</text:p>
              </table:table-cell>
              <table:table-cell office:value-type="float" office:value="3.91624497200246">
                <text:p>3.91624497200246</text:p>
              </table:table-cell>
              <table:table-cell office:value-type="float" office:value="0.404855312008294">
                <text:p>0.404855312008294</text:p>
              </table:table-cell>
              <table:table-cell office:value-type="float" office:value="0.015">
                <text:p>0.015</text:p>
              </table:table-cell>
              <table:table-cell office:value-type="float" office:value="0.008">
                <text:p>0.008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69310">
                <text:p>5069310</text:p>
              </table:table-cell>
              <table:table-cell office:value-type="float" office:value="1.76459783699829">
                <text:p>1.76459783699829</text:p>
              </table:table-cell>
              <table:table-cell office:value-type="float" office:value="5.06418115699489">
                <text:p>5.06418115699489</text:p>
              </table:table-cell>
              <table:table-cell office:value-type="float" office:value="1.17377017400577">
                <text:p>1.17377017400577</text:p>
              </table:table-cell>
              <table:table-cell office:value-type="float" office:value="1.142">
                <text:p>1.142</text:p>
              </table:table-cell>
              <table:table-cell office:value-type="float" office:value="0.35">
                <text:p>0.35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9110">
                <text:p>1509110</text:p>
              </table:table-cell>
              <table:table-cell office:value-type="float" office:value="1.39180535399646">
                <text:p>1.39180535399646</text:p>
              </table:table-cell>
              <table:table-cell office:value-type="float" office:value="4.65853799998877">
                <text:p>4.65853799998877</text:p>
              </table:table-cell>
              <table:table-cell office:value-type="float" office:value="0.986284370999783">
                <text:p>0.986284370999783</text:p>
              </table:table-cell>
              <table:table-cell office:value-type="float" office:value="0.209">
                <text:p>0.209</text:p>
              </table:table-cell>
              <table:table-cell office:value-type="float" office:value="0.051">
                <text:p>0.051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76041">
                <text:p>2976041</text:p>
              </table:table-cell>
              <table:table-cell office:value-type="float" office:value="0.833349254986388">
                <text:p>0.833349254986388</text:p>
              </table:table-cell>
              <table:table-cell office:value-type="float" office:value="4.20254321700486">
                <text:p>4.20254321700486</text:p>
              </table:table-cell>
              <table:table-cell office:value-type="float" office:value="0.642883585998789">
                <text:p>0.642883585998789</text:p>
              </table:table-cell>
              <table:table-cell office:value-type="float" office:value="0.376">
                <text:p>0.376</text:p>
              </table:table-cell>
              <table:table-cell office:value-type="float" office:value="0.471">
                <text:p>0.471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44469">
                <text:p>544469</text:p>
              </table:table-cell>
              <table:table-cell office:value-type="float" office:value="0.543394738997449">
                <text:p>0.543394738997449</text:p>
              </table:table-cell>
              <table:table-cell office:value-type="float" office:value="3.8975837300095">
                <text:p>3.8975837300095</text:p>
              </table:table-cell>
              <table:table-cell office:value-type="float" office:value="0.46720537400688">
                <text:p>0.46720537400688</text:p>
              </table:table-cell>
              <table:table-cell office:value-type="float" office:value="0.071">
                <text:p>0.071</text:p>
              </table:table-cell>
              <table:table-cell office:value-type="float" office:value="0.047">
                <text:p>0.047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81831">
                <text:p>2281831</text:p>
              </table:table-cell>
              <table:table-cell office:value-type="float" office:value="0.684435343006044">
                <text:p>0.684435343006044</text:p>
              </table:table-cell>
              <table:table-cell office:value-type="float" office:value="4.21942111301178">
                <text:p>4.21942111301178</text:p>
              </table:table-cell>
              <table:table-cell office:value-type="float" office:value="0.547853558993666">
                <text:p>0.547853558993666</text:p>
              </table:table-cell>
              <table:table-cell office:value-type="float" office:value="0.255">
                <text:p>0.255</text:p>
              </table:table-cell>
              <table:table-cell office:value-type="float" office:value="0.086">
                <text:p>0.08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3445">
                <text:p>93445</text:p>
              </table:table-cell>
              <table:table-cell office:value-type="float" office:value="0.529093329008902">
                <text:p>0.529093329008902</text:p>
              </table:table-cell>
              <table:table-cell office:value-type="float" office:value="3.69389297900489">
                <text:p>3.69389297900489</text:p>
              </table:table-cell>
              <table:table-cell office:value-type="float" office:value="0.458250358991791">
                <text:p>0.458250358991791</text:p>
              </table:table-cell>
              <table:table-cell office:value-type="float" office:value="0.033">
                <text:p>0.033</text:p>
              </table:table-cell>
              <table:table-cell office:value-type="float" office:value="0.006">
                <text:p>0.006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004131">
                <text:p>43004131</text:p>
              </table:table-cell>
              <table:table-cell office:value-type="float" office:value="1.99116015400796">
                <text:p>1.99116015400796</text:p>
              </table:table-cell>
              <table:table-cell office:value-type="float" office:value="5.33977093000431">
                <text:p>5.33977093000431</text:p>
              </table:table-cell>
              <table:table-cell office:value-type="float" office:value="1.19584703800501">
                <text:p>1.19584703800501</text:p>
              </table:table-cell>
              <table:table-cell office:value-type="float" office:value="15.41">
                <text:p>15.41</text:p>
              </table:table-cell>
              <table:table-cell office:value-type="float" office:value="11.975">
                <text:p>11.97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69194">
                <text:p>4069194</text:p>
              </table:table-cell>
              <table:table-cell office:value-type="float" office:value="0.926899639001931">
                <text:p>0.926899639001931</text:p>
              </table:table-cell>
              <table:table-cell office:value-type="float" office:value="4.21667705300206">
                <text:p>4.21667705300206</text:p>
              </table:table-cell>
              <table:table-cell office:value-type="float" office:value="0.69463697799074">
                <text:p>0.69463697799074</text:p>
              </table:table-cell>
              <table:table-cell office:value-type="float" office:value="0.438">
                <text:p>0.438</text:p>
              </table:table-cell>
              <table:table-cell office:value-type="float" office:value="0.152">
                <text:p>0.152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58214">
                <text:p>5758214</text:p>
              </table:table-cell>
              <table:table-cell office:value-type="float" office:value="1.07981710199965">
                <text:p>1.07981710199965</text:p>
              </table:table-cell>
              <table:table-cell office:value-type="float" office:value="4.40620711499651">
                <text:p>4.40620711499651</text:p>
              </table:table-cell>
              <table:table-cell office:value-type="float" office:value="0.777824826989672">
                <text:p>0.777824826989672</text:p>
              </table:table-cell>
              <table:table-cell office:value-type="float" office:value="1.702">
                <text:p>1.702</text:p>
              </table:table-cell>
              <table:table-cell office:value-type="float" office:value="0.601">
                <text:p>0.601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572">
                <text:p>56572</text:p>
              </table:table-cell>
              <table:table-cell office:value-type="float" office:value="0.525740155993844">
                <text:p>0.525740155993844</text:p>
              </table:table-cell>
              <table:table-cell office:value-type="float" office:value="3.70577570400201">
                <text:p>3.70577570400201</text:p>
              </table:table-cell>
              <table:table-cell office:value-type="float" office:value="0.456744223993155">
                <text:p>0.456744223993155</text:p>
              </table:table-cell>
              <table:table-cell office:value-type="float" office:value="0.023">
                <text:p>0.023</text:p>
              </table:table-cell>
              <table:table-cell office:value-type="float" office:value="0.004">
                <text:p>0.00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07540">
                <text:p>1307540</text:p>
              </table:table-cell>
              <table:table-cell office:value-type="float" office:value="0.573551542998757">
                <text:p>0.573551542998757</text:p>
              </table:table-cell>
              <table:table-cell office:value-type="float" office:value="3.94176687899744">
                <text:p>3.94176687899744</text:p>
              </table:table-cell>
              <table:table-cell office:value-type="float" office:value="0.477511143995798">
                <text:p>0.477511143995798</text:p>
              </table:table-cell>
              <table:table-cell office:value-type="float" office:value="0.133">
                <text:p>0.133</text:p>
              </table:table-cell>
              <table:table-cell office:value-type="float" office:value="0.073">
                <text:p>0.073</text:p>
              </table:table-cell>
              <table:table-cell office:value-type="float" office:value="0.606">
                <text:p>0.6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2165">
                <text:p>192165</text:p>
              </table:table-cell>
              <table:table-cell office:value-type="float" office:value="0.538445918005891">
                <text:p>0.538445918005891</text:p>
              </table:table-cell>
              <table:table-cell office:value-type="float" office:value="3.98474644300586">
                <text:p>3.98474644300586</text:p>
              </table:table-cell>
              <table:table-cell office:value-type="float" office:value="0.488805537999724">
                <text:p>0.488805537999724</text:p>
              </table:table-cell>
              <table:table-cell office:value-type="float" office:value="0.043">
                <text:p>0.043</text:p>
              </table:table-cell>
              <table:table-cell office:value-type="float" office:value="0.011">
                <text:p>0.011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314735">
                <text:p>22314735</text:p>
              </table:table-cell>
              <table:table-cell office:value-type="float" office:value="1.28965027700178">
                <text:p>1.28965027700178</text:p>
              </table:table-cell>
              <table:table-cell office:value-type="float" office:value="4.67184237999027">
                <text:p>4.67184237999027</text:p>
              </table:table-cell>
              <table:table-cell office:value-type="float" office:value="0.912746848000097">
                <text:p>0.912746848000097</text:p>
              </table:table-cell>
              <table:table-cell office:value-type="float" office:value="5.716">
                <text:p>5.716</text:p>
              </table:table-cell>
              <table:table-cell office:value-type="float" office:value="1.164">
                <text:p>1.164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1437">
                <text:p>371437</text:p>
              </table:table-cell>
              <table:table-cell office:value-type="float" office:value="0.610468725993997">
                <text:p>0.610468725993997</text:p>
              </table:table-cell>
              <table:table-cell office:value-type="float" office:value="3.87942445700173">
                <text:p>3.87942445700173</text:p>
              </table:table-cell>
              <table:table-cell office:value-type="float" office:value="0.50155540999549">
                <text:p>0.50155540999549</text:p>
              </table:table-cell>
              <table:table-cell office:value-type="float" office:value="0.046">
                <text:p>0.046</text:p>
              </table:table-cell>
              <table:table-cell office:value-type="float" office:value="0.013">
                <text:p>0.013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320138">
                <text:p>14320138</text:p>
              </table:table-cell>
              <table:table-cell office:value-type="float" office:value="0.926263079993078">
                <text:p>0.926263079993078</text:p>
              </table:table-cell>
              <table:table-cell office:value-type="float" office:value="4.24160569100059">
                <text:p>4.24160569100059</text:p>
              </table:table-cell>
              <table:table-cell office:value-type="float" office:value="0.705386551999254">
                <text:p>0.705386551999254</text:p>
              </table:table-cell>
              <table:table-cell office:value-type="float" office:value="5.02">
                <text:p>5.02</text:p>
              </table:table-cell>
              <table:table-cell office:value-type="float" office:value="0.672">
                <text:p>0.672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067">
                <text:p>59067</text:p>
              </table:table-cell>
              <table:table-cell office:value-type="float" office:value="0.525756460003322">
                <text:p>0.525756460003322</text:p>
              </table:table-cell>
              <table:table-cell office:value-type="float" office:value="3.98585228600132">
                <text:p>3.98585228600132</text:p>
              </table:table-cell>
              <table:table-cell office:value-type="float" office:value="0.418486647002283">
                <text:p>0.418486647002283</text:p>
              </table:table-cell>
              <table:table-cell office:value-type="float" office:value="0.025">
                <text:p>0.025</text:p>
              </table:table-cell>
              <table:table-cell office:value-type="float" office:value="0.003">
                <text:p>0.003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019603">
                <text:p>11019603</text:p>
              </table:table-cell>
              <table:table-cell office:value-type="float" office:value="1.19541319899145">
                <text:p>1.19541319899145</text:p>
              </table:table-cell>
              <table:table-cell office:value-type="float" office:value="4.44954205099202">
                <text:p>4.44954205099202</text:p>
              </table:table-cell>
              <table:table-cell office:value-type="float" office:value="0.865176545994473">
                <text:p>0.865176545994473</text:p>
              </table:table-cell>
              <table:table-cell office:value-type="float" office:value="2.935">
                <text:p>2.935</text:p>
              </table:table-cell>
              <table:table-cell office:value-type="float" office:value="0.624">
                <text:p>0.624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48178">
                <text:p>3548178</text:p>
              </table:table-cell>
              <table:table-cell office:value-type="float" office:value="1.14862827300385">
                <text:p>1.14862827300385</text:p>
              </table:table-cell>
              <table:table-cell office:value-type="float" office:value="4.35512269601168">
                <text:p>4.35512269601168</text:p>
              </table:table-cell>
              <table:table-cell office:value-type="float" office:value="0.773919892992126">
                <text:p>0.773919892992126</text:p>
              </table:table-cell>
              <table:table-cell office:value-type="float" office:value="0.449">
                <text:p>0.449</text:p>
              </table:table-cell>
              <table:table-cell office:value-type="float" office:value="0.128">
                <text:p>0.128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771683">
                <text:p>8771683</text:p>
              </table:table-cell>
              <table:table-cell office:value-type="float" office:value="1.9159060640086">
                <text:p>1.9159060640086</text:p>
              </table:table-cell>
              <table:table-cell office:value-type="float" office:value="5.33413486399513">
                <text:p>5.33413486399513</text:p>
              </table:table-cell>
              <table:table-cell office:value-type="float" office:value="1.15681180199317">
                <text:p>1.15681180199317</text:p>
              </table:table-cell>
              <table:table-cell office:value-type="float" office:value="2.625">
                <text:p>2.625</text:p>
              </table:table-cell>
              <table:table-cell office:value-type="float" office:value="0.306">
                <text:p>0.306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4801">
                <text:p>944801</text:p>
              </table:table-cell>
              <table:table-cell office:value-type="float" office:value="1.05563841499679">
                <text:p>1.05563841499679</text:p>
              </table:table-cell>
              <table:table-cell office:value-type="float" office:value="4.26838829199551">
                <text:p>4.26838829199551</text:p>
              </table:table-cell>
              <table:table-cell office:value-type="float" office:value="0.806358421003097">
                <text:p>0.806358421003097</text:p>
              </table:table-cell>
              <table:table-cell office:value-type="float" office:value="0.118">
                <text:p>0.118</text:p>
              </table:table-cell>
              <table:table-cell office:value-type="float" office:value="0.039">
                <text:p>0.039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83627">
                <text:p>1283627</text:p>
              </table:table-cell>
              <table:table-cell office:value-type="float" office:value="0.601997456004028">
                <text:p>0.601997456004028</text:p>
              </table:table-cell>
              <table:table-cell office:value-type="float" office:value="3.99338100499881">
                <text:p>3.99338100499881</text:p>
              </table:table-cell>
              <table:table-cell office:value-type="float" office:value="0.487993686998379">
                <text:p>0.487993686998379</text:p>
              </table:table-cell>
              <table:table-cell office:value-type="float" office:value="0.119">
                <text:p>0.119</text:p>
              </table:table-cell>
              <table:table-cell office:value-type="float" office:value="0.249">
                <text:p>0.249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36869">
                <text:p>636869</text:p>
              </table:table-cell>
              <table:table-cell office:value-type="float" office:value="0.531898763001664">
                <text:p>0.531898763001664</text:p>
              </table:table-cell>
              <table:table-cell office:value-type="float" office:value="3.96882807799557">
                <text:p>3.96882807799557</text:p>
              </table:table-cell>
              <table:table-cell office:value-type="float" office:value="0.445900899008848">
                <text:p>0.445900899008848</text:p>
              </table:table-cell>
              <table:table-cell office:value-type="float" office:value="0.085">
                <text:p>0.085</text:p>
              </table:table-cell>
              <table:table-cell office:value-type="float" office:value="0.046">
                <text:p>0.046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4996">
                <text:p>184996</text:p>
              </table:table-cell>
              <table:table-cell office:value-type="float" office:value="0.563979151993408">
                <text:p>0.563979151993408</text:p>
              </table:table-cell>
              <table:table-cell office:value-type="float" office:value="3.74672656098846">
                <text:p>3.74672656098846</text:p>
              </table:table-cell>
              <table:table-cell office:value-type="float" office:value="0.493169299996225">
                <text:p>0.493169299996225</text:p>
              </table:table-cell>
              <table:table-cell office:value-type="float" office:value="0.051">
                <text:p>0.051</text:p>
              </table:table-cell>
              <table:table-cell office:value-type="float" office:value="0.012">
                <text:p>0.012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94395">
                <text:p>894395</text:p>
              </table:table-cell>
              <table:table-cell office:value-type="float" office:value="0.720819659996778">
                <text:p>0.720819659996778</text:p>
              </table:table-cell>
              <table:table-cell office:value-type="float" office:value="4.11914776499907">
                <text:p>4.11914776499907</text:p>
              </table:table-cell>
              <table:table-cell office:value-type="float" office:value="0.583288784997421">
                <text:p>0.583288784997421</text:p>
              </table:table-cell>
              <table:table-cell office:value-type="float" office:value="0.103">
                <text:p>0.103</text:p>
              </table:table-cell>
              <table:table-cell office:value-type="float" office:value="0.031">
                <text:p>0.031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27856">
                <text:p>1427856</text:p>
              </table:table-cell>
              <table:table-cell office:value-type="float" office:value="0.528775771002984">
                <text:p>0.528775771002984</text:p>
              </table:table-cell>
              <table:table-cell office:value-type="float" office:value="3.71862039499683">
                <text:p>3.71862039499683</text:p>
              </table:table-cell>
              <table:table-cell office:value-type="float" office:value="0.504631910996977">
                <text:p>0.504631910996977</text:p>
              </table:table-cell>
              <table:table-cell office:value-type="float" office:value="0.223">
                <text:p>0.223</text:p>
              </table:table-cell>
              <table:table-cell office:value-type="float" office:value="0.122">
                <text:p>0.122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24146">
                <text:p>5124146</text:p>
              </table:table-cell>
              <table:table-cell office:value-type="float" office:value="1.60302955900261">
                <text:p>1.60302955900261</text:p>
              </table:table-cell>
              <table:table-cell office:value-type="float" office:value="4.88651830999879">
                <text:p>4.88651830999879</text:p>
              </table:table-cell>
              <table:table-cell office:value-type="float" office:value="1.04315743800544">
                <text:p>1.04315743800544</text:p>
              </table:table-cell>
              <table:table-cell office:value-type="float" office:value="1.469">
                <text:p>1.469</text:p>
              </table:table-cell>
              <table:table-cell office:value-type="float" office:value="0.186">
                <text:p>0.186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351">
                <text:p>22351</text:p>
              </table:table-cell>
              <table:table-cell office:value-type="float" office:value="0.51200134800456">
                <text:p>0.51200134800456</text:p>
              </table:table-cell>
              <table:table-cell office:value-type="float" office:value="3.89633158600191">
                <text:p>3.89633158600191</text:p>
              </table:table-cell>
              <table:table-cell office:value-type="float" office:value="0.424770187004469">
                <text:p>0.424770187004469</text:p>
              </table:table-cell>
              <table:table-cell office:value-type="float" office:value="0.025">
                <text:p>0.025</text:p>
              </table:table-cell>
              <table:table-cell office:value-type="float" office:value="0.004">
                <text:p>0.004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317665">
                <text:p>5317665</text:p>
              </table:table-cell>
              <table:table-cell office:value-type="float" office:value="0.815890817000764">
                <text:p>0.815890817000764</text:p>
              </table:table-cell>
              <table:table-cell office:value-type="float" office:value="4.30772950800019">
                <text:p>4.30772950800019</text:p>
              </table:table-cell>
              <table:table-cell office:value-type="float" office:value="0.595568990000174">
                <text:p>0.595568990000174</text:p>
              </table:table-cell>
              <table:table-cell office:value-type="float" office:value="1.512">
                <text:p>1.512</text:p>
              </table:table-cell>
              <table:table-cell office:value-type="float" office:value="0.177">
                <text:p>0.177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60524">
                <text:p>760524</text:p>
              </table:table-cell>
              <table:table-cell office:value-type="float" office:value="1.22595084700151">
                <text:p>1.22595084700151</text:p>
              </table:table-cell>
              <table:table-cell office:value-type="float" office:value="4.45782804000191">
                <text:p>4.45782804000191</text:p>
              </table:table-cell>
              <table:table-cell office:value-type="float" office:value="0.84618322798633">
                <text:p>0.84618322798633</text:p>
              </table:table-cell>
              <table:table-cell office:value-type="float" office:value="0.107">
                <text:p>0.107</text:p>
              </table:table-cell>
              <table:table-cell office:value-type="float" office:value="0.031">
                <text:p>0.031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80315">
                <text:p>980315</text:p>
              </table:table-cell>
              <table:table-cell office:value-type="float" office:value="0.652436700998805">
                <text:p>0.652436700998805</text:p>
              </table:table-cell>
              <table:table-cell office:value-type="float" office:value="4.03602369398868">
                <text:p>4.03602369398868</text:p>
              </table:table-cell>
              <table:table-cell office:value-type="float" office:value="0.4854592269985">
                <text:p>0.4854592269985</text:p>
              </table:table-cell>
              <table:table-cell office:value-type="float" office:value="0.105">
                <text:p>0.105</text:p>
              </table:table-cell>
              <table:table-cell office:value-type="float" office:value="0.054">
                <text:p>0.05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413">
                <text:p>33413</text:p>
              </table:table-cell>
              <table:table-cell office:value-type="float" office:value="0.535715011006687">
                <text:p>0.535715011006687</text:p>
              </table:table-cell>
              <table:table-cell office:value-type="float" office:value="3.92408639499627">
                <text:p>3.92408639499627</text:p>
              </table:table-cell>
              <table:table-cell office:value-type="float" office:value="0.433165841997834">
                <text:p>0.433165841997834</text:p>
              </table:table-cell>
              <table:table-cell office:value-type="float" office:value="0.017">
                <text:p>0.017</text:p>
              </table:table-cell>
              <table:table-cell office:value-type="float" office:value="0.008">
                <text:p>0.008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41081">
                <text:p>1641081</text:p>
              </table:table-cell>
              <table:table-cell office:value-type="float" office:value="0.957673058001092">
                <text:p>0.957673058001092</text:p>
              </table:table-cell>
              <table:table-cell office:value-type="float" office:value="4.18070702400291">
                <text:p>4.18070702400291</text:p>
              </table:table-cell>
              <table:table-cell office:value-type="float" office:value="0.707633551006438">
                <text:p>0.707633551006438</text:p>
              </table:table-cell>
              <table:table-cell office:value-type="float" office:value="0.243">
                <text:p>0.243</text:p>
              </table:table-cell>
              <table:table-cell office:value-type="float" office:value="0.238">
                <text:p>0.238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06030">
                <text:p>3506030</text:p>
              </table:table-cell>
              <table:table-cell office:value-type="float" office:value="0.710263536006096">
                <text:p>0.710263536006096</text:p>
              </table:table-cell>
              <table:table-cell office:value-type="float" office:value="4.14429730999109">
                <text:p>4.14429730999109</text:p>
              </table:table-cell>
              <table:table-cell office:value-type="float" office:value="0.590449407987762">
                <text:p>0.590449407987762</text:p>
              </table:table-cell>
              <table:table-cell office:value-type="float" office:value="0.397">
                <text:p>0.397</text:p>
              </table:table-cell>
              <table:table-cell office:value-type="float" office:value="0.119">
                <text:p>0.119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65568">
                <text:p>465568</text:p>
              </table:table-cell>
              <table:table-cell office:value-type="float" office:value="0.983806421994814">
                <text:p>0.983806421994814</text:p>
              </table:table-cell>
              <table:table-cell office:value-type="float" office:value="4.13673511300294">
                <text:p>4.13673511300294</text:p>
              </table:table-cell>
              <table:table-cell office:value-type="float" office:value="0.688634696998633">
                <text:p>0.688634696998633</text:p>
              </table:table-cell>
              <table:table-cell office:value-type="float" office:value="0.084">
                <text:p>0.084</text:p>
              </table:table-cell>
              <table:table-cell office:value-type="float" office:value="0.022">
                <text:p>0.02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6841">
                <text:p>696841</text:p>
              </table:table-cell>
              <table:table-cell office:value-type="float" office:value="0.948063742005616">
                <text:p>0.948063742005616</text:p>
              </table:table-cell>
              <table:table-cell office:value-type="float" office:value="4.2419466739957">
                <text:p>4.2419466739957</text:p>
              </table:table-cell>
              <table:table-cell office:value-type="float" office:value="0.705108316004043">
                <text:p>0.705108316004043</text:p>
              </table:table-cell>
              <table:table-cell office:value-type="float" office:value="0.096">
                <text:p>0.096</text:p>
              </table:table-cell>
              <table:table-cell office:value-type="float" office:value="0.027">
                <text:p>0.027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401804">
                <text:p>9401804</text:p>
              </table:table-cell>
              <table:table-cell office:value-type="float" office:value="0.849219758005347">
                <text:p>0.849219758005347</text:p>
              </table:table-cell>
              <table:table-cell office:value-type="float" office:value="4.17367752300925">
                <text:p>4.17367752300925</text:p>
              </table:table-cell>
              <table:table-cell office:value-type="float" office:value="0.620467327011284">
                <text:p>0.620467327011284</text:p>
              </table:table-cell>
              <table:table-cell office:value-type="float" office:value="2.548">
                <text:p>2.548</text:p>
              </table:table-cell>
              <table:table-cell office:value-type="float" office:value="0.326">
                <text:p>0.32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7575">
                <text:p>307575</text:p>
              </table:table-cell>
              <table:table-cell office:value-type="float" office:value="0.506460432006861">
                <text:p>0.506460432006861</text:p>
              </table:table-cell>
              <table:table-cell office:value-type="float" office:value="3.84950145399489">
                <text:p>3.84950145399489</text:p>
              </table:table-cell>
              <table:table-cell office:value-type="float" office:value="0.437923249992309">
                <text:p>0.437923249992309</text:p>
              </table:table-cell>
              <table:table-cell office:value-type="float" office:value="0.055">
                <text:p>0.055</text:p>
              </table:table-cell>
              <table:table-cell office:value-type="float" office:value="0.014">
                <text:p>0.01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81384">
                <text:p>781384</text:p>
              </table:table-cell>
              <table:table-cell office:value-type="float" office:value="0.864137816010043">
                <text:p>0.864137816010043</text:p>
              </table:table-cell>
              <table:table-cell office:value-type="float" office:value="4.12547915999312">
                <text:p>4.12547915999312</text:p>
              </table:table-cell>
              <table:table-cell office:value-type="float" office:value="0.650511875006487">
                <text:p>0.650511875006487</text:p>
              </table:table-cell>
              <table:table-cell office:value-type="float" office:value="0.107">
                <text:p>0.107</text:p>
              </table:table-cell>
              <table:table-cell office:value-type="float" office:value="0.041">
                <text:p>0.04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40717">
                <text:p>5040717</text:p>
              </table:table-cell>
              <table:table-cell office:value-type="float" office:value="0.679504797997652">
                <text:p>0.679504797997652</text:p>
              </table:table-cell>
              <table:table-cell office:value-type="float" office:value="4.0820999879943">
                <text:p>4.0820999879943</text:p>
              </table:table-cell>
              <table:table-cell office:value-type="float" office:value="0.53483683700324">
                <text:p>0.53483683700324</text:p>
              </table:table-cell>
              <table:table-cell office:value-type="float" office:value="1.359">
                <text:p>1.359</text:p>
              </table:table-cell>
              <table:table-cell office:value-type="float" office:value="0.388">
                <text:p>0.38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9123">
                <text:p>129123</text:p>
              </table:table-cell>
              <table:table-cell office:value-type="float" office:value="0.500248793003266">
                <text:p>0.500248793003266</text:p>
              </table:table-cell>
              <table:table-cell office:value-type="float" office:value="3.75116407799942">
                <text:p>3.75116407799942</text:p>
              </table:table-cell>
              <table:table-cell office:value-type="float" office:value="0.44142920000013">
                <text:p>0.44142920000013</text:p>
              </table:table-cell>
              <table:table-cell office:value-type="float" office:value="0.043">
                <text:p>0.043</text:p>
              </table:table-cell>
              <table:table-cell office:value-type="float" office:value="0.011">
                <text:p>0.011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21904">
                <text:p>921904</text:p>
              </table:table-cell>
              <table:table-cell office:value-type="float" office:value="0.578034313002718">
                <text:p>0.578034313002718</text:p>
              </table:table-cell>
              <table:table-cell office:value-type="float" office:value="3.96910503099207">
                <text:p>3.96910503099207</text:p>
              </table:table-cell>
              <table:table-cell office:value-type="float" office:value="0.489674812008161">
                <text:p>0.489674812008161</text:p>
              </table:table-cell>
              <table:table-cell office:value-type="float" office:value="0.111">
                <text:p>0.111</text:p>
              </table:table-cell>
              <table:table-cell office:value-type="float" office:value="0.053">
                <text:p>0.053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02693">
                <text:p>1502693</text:p>
              </table:table-cell>
              <table:table-cell office:value-type="float" office:value="0.760648388008121">
                <text:p>0.760648388008121</text:p>
              </table:table-cell>
              <table:table-cell office:value-type="float" office:value="4.05642264299968">
                <text:p>4.05642264299968</text:p>
              </table:table-cell>
              <table:table-cell office:value-type="float" office:value="0.596177904008073">
                <text:p>0.596177904008073</text:p>
              </table:table-cell>
              <table:table-cell office:value-type="float" office:value="0.22">
                <text:p>0.22</text:p>
              </table:table-cell>
              <table:table-cell office:value-type="float" office:value="0.067">
                <text:p>0.067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62624">
                <text:p>1462624</text:p>
              </table:table-cell>
              <table:table-cell office:value-type="float" office:value="0.865985084994463">
                <text:p>0.865985084994463</text:p>
              </table:table-cell>
              <table:table-cell office:value-type="float" office:value="4.13617888500448">
                <text:p>4.13617888500448</text:p>
              </table:table-cell>
              <table:table-cell office:value-type="float" office:value="0.646433000001707">
                <text:p>0.646433000001707</text:p>
              </table:table-cell>
              <table:table-cell office:value-type="float" office:value="0.215">
                <text:p>0.215</text:p>
              </table:table-cell>
              <table:table-cell office:value-type="float" office:value="0.058">
                <text:p>0.058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115821">
                <text:p>34115821</text:p>
              </table:table-cell>
              <table:table-cell office:value-type="float" office:value="4.57457635599712">
                <text:p>4.57457635599712</text:p>
              </table:table-cell>
              <table:table-cell office:value-type="float" office:value="7.89089442699333">
                <text:p>7.89089442699333</text:p>
              </table:table-cell>
              <table:table-cell office:value-type="float" office:value="2.48063166599604">
                <text:p>2.48063166599604</text:p>
              </table:table-cell>
              <table:table-cell office:value-type="float" office:value="8.181">
                <text:p>8.181</text:p>
              </table:table-cell>
              <table:table-cell office:value-type="float" office:value="1.754">
                <text:p>1.75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36722">
                <text:p>1836722</text:p>
              </table:table-cell>
              <table:table-cell office:value-type="float" office:value="1.18772956400062">
                <text:p>1.18772956400062</text:p>
              </table:table-cell>
              <table:table-cell office:value-type="float" office:value="4.45478924299823">
                <text:p>4.45478924299823</text:p>
              </table:table-cell>
              <table:table-cell office:value-type="float" office:value="0.818120251991786">
                <text:p>0.818120251991786</text:p>
              </table:table-cell>
              <table:table-cell office:value-type="float" office:value="0.26">
                <text:p>0.26</text:p>
              </table:table-cell>
              <table:table-cell office:value-type="float" office:value="0.08">
                <text:p>0.08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761186">
                <text:p>6761186</text:p>
              </table:table-cell>
              <table:table-cell office:value-type="float" office:value="1.11517138101044">
                <text:p>1.11517138101044</text:p>
              </table:table-cell>
              <table:table-cell office:value-type="float" office:value="4.47699270500743">
                <text:p>4.47699270500743</text:p>
              </table:table-cell>
              <table:table-cell office:value-type="float" office:value="0.779310112993699">
                <text:p>0.779310112993699</text:p>
              </table:table-cell>
              <table:table-cell office:value-type="float" office:value="2.481">
                <text:p>2.481</text:p>
              </table:table-cell>
              <table:table-cell office:value-type="float" office:value="0.43">
                <text:p>0.43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1751">
                <text:p>221751</text:p>
              </table:table-cell>
              <table:table-cell office:value-type="float" office:value="0.635846485005459">
                <text:p>0.635846485005459</text:p>
              </table:table-cell>
              <table:table-cell office:value-type="float" office:value="3.71332736899785">
                <text:p>3.71332736899785</text:p>
              </table:table-cell>
              <table:table-cell office:value-type="float" office:value="0.470220802992117">
                <text:p>0.470220802992117</text:p>
              </table:table-cell>
              <table:table-cell office:value-type="float" office:value="0.043">
                <text:p>0.043</text:p>
              </table:table-cell>
              <table:table-cell office:value-type="float" office:value="0.012">
                <text:p>0.012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9295">
                <text:p>789295</text:p>
              </table:table-cell>
              <table:table-cell office:value-type="float" office:value="0.490587110994966">
                <text:p>0.490587110994966</text:p>
              </table:table-cell>
              <table:table-cell office:value-type="float" office:value="3.65588342599221">
                <text:p>3.65588342599221</text:p>
              </table:table-cell>
              <table:table-cell office:value-type="float" office:value="0.403650362000917">
                <text:p>0.403650362000917</text:p>
              </table:table-cell>
              <table:table-cell office:value-type="float" office:value="0.132">
                <text:p>0.132</text:p>
              </table:table-cell>
              <table:table-cell office:value-type="float" office:value="0.046">
                <text:p>0.046</text:p>
              </table:table-cell>
              <table:table-cell office:value-type="float" office:value="1.373">
                <text:p>1.3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62780">
                <text:p>662780</text:p>
              </table:table-cell>
              <table:table-cell office:value-type="float" office:value="0.520719467996969">
                <text:p>0.520719467996969</text:p>
              </table:table-cell>
              <table:table-cell office:value-type="float" office:value="3.71962140400137">
                <text:p>3.71962140400137</text:p>
              </table:table-cell>
              <table:table-cell office:value-type="float" office:value="0.400135949996184">
                <text:p>0.400135949996184</text:p>
              </table:table-cell>
              <table:table-cell office:value-type="float" office:value="0.07">
                <text:p>0.07</text:p>
              </table:table-cell>
              <table:table-cell office:value-type="float" office:value="0.038">
                <text:p>0.038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114621">
                <text:p>32114621</text:p>
              </table:table-cell>
              <table:table-cell office:value-type="float" office:value="2.28779624999152">
                <text:p>2.28779624999152</text:p>
              </table:table-cell>
              <table:table-cell office:value-type="float" office:value="5.39955456600001">
                <text:p>5.39955456600001</text:p>
              </table:table-cell>
              <table:table-cell office:value-type="float" office:value="1.35202956500871">
                <text:p>1.35202956500871</text:p>
              </table:table-cell>
              <table:table-cell office:value-type="float" office:value="6.756">
                <text:p>6.756</text:p>
              </table:table-cell>
              <table:table-cell office:value-type="float" office:value="1.463">
                <text:p>1.46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17173">
                <text:p>3517173</text:p>
              </table:table-cell>
              <table:table-cell office:value-type="float" office:value="0.807455949994619">
                <text:p>0.807455949994619</text:p>
              </table:table-cell>
              <table:table-cell office:value-type="float" office:value="3.99992994400964">
                <text:p>3.99992994400964</text:p>
              </table:table-cell>
              <table:table-cell office:value-type="float" office:value="0.606049435999012">
                <text:p>0.606049435999012</text:p>
              </table:table-cell>
              <table:table-cell office:value-type="float" office:value="0.399">
                <text:p>0.399</text:p>
              </table:table-cell>
              <table:table-cell office:value-type="float" office:value="0.128">
                <text:p>0.128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144">
                <text:p>35144</text:p>
              </table:table-cell>
              <table:table-cell office:value-type="float" office:value="0.480269785999553">
                <text:p>0.480269785999553</text:p>
              </table:table-cell>
              <table:table-cell office:value-type="float" office:value="3.68003574399336">
                <text:p>3.68003574399336</text:p>
              </table:table-cell>
              <table:table-cell office:value-type="float" office:value="0.379629621005733">
                <text:p>0.379629621005733</text:p>
              </table:table-cell>
              <table:table-cell office:value-type="float" office:value="0.026">
                <text:p>0.026</text:p>
              </table:table-cell>
              <table:table-cell office:value-type="float" office:value="0.005">
                <text:p>0.005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307194">
                <text:p>42307194</text:p>
              </table:table-cell>
              <table:table-cell office:value-type="float" office:value="3.5887756299926">
                <text:p>3.5887756299926</text:p>
              </table:table-cell>
              <table:table-cell office:value-type="float" office:value="6.77547705199686">
                <text:p>6.77547705199686</text:p>
              </table:table-cell>
              <table:table-cell office:value-type="float" office:value="1.98115417499503">
                <text:p>1.98115417499503</text:p>
              </table:table-cell>
              <table:table-cell office:value-type="float" office:value="13.688">
                <text:p>13.688</text:p>
              </table:table-cell>
              <table:table-cell office:value-type="float" office:value="2.4">
                <text:p>2.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551900">
                <text:p>15551900</text:p>
              </table:table-cell>
              <table:table-cell office:value-type="float" office:value="1.75321684300434">
                <text:p>1.75321684300434</text:p>
              </table:table-cell>
              <table:table-cell office:value-type="float" office:value="4.96043202899455">
                <text:p>4.96043202899455</text:p>
              </table:table-cell>
              <table:table-cell office:value-type="float" office:value="1.05557872500503">
                <text:p>1.05557872500503</text:p>
              </table:table-cell>
              <table:table-cell office:value-type="float" office:value="4.499">
                <text:p>4.499</text:p>
              </table:table-cell>
              <table:table-cell office:value-type="float" office:value="0.983">
                <text:p>0.98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59687">
                <text:p>5059687</text:p>
              </table:table-cell>
              <table:table-cell office:value-type="float" office:value="0.787663998009521">
                <text:p>0.787663998009521</text:p>
              </table:table-cell>
              <table:table-cell office:value-type="float" office:value="3.93748630200571">
                <text:p>3.93748630200571</text:p>
              </table:table-cell>
              <table:table-cell office:value-type="float" office:value="0.568835508005577">
                <text:p>0.568835508005577</text:p>
              </table:table-cell>
              <table:table-cell office:value-type="float" office:value="1.224">
                <text:p>1.224</text:p>
              </table:table-cell>
              <table:table-cell office:value-type="float" office:value="0.183">
                <text:p>0.183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678558">
                <text:p>12678558</text:p>
              </table:table-cell>
              <table:table-cell office:value-type="float" office:value="1.93511611400754">
                <text:p>1.93511611400754</text:p>
              </table:table-cell>
              <table:table-cell office:value-type="float" office:value="5.15872373900493">
                <text:p>5.15872373900493</text:p>
              </table:table-cell>
              <table:table-cell office:value-type="float" office:value="1.13186044800386">
                <text:p>1.13186044800386</text:p>
              </table:table-cell>
              <table:table-cell office:value-type="float" office:value="4.423">
                <text:p>4.423</text:p>
              </table:table-cell>
              <table:table-cell office:value-type="float" office:value="0.446">
                <text:p>0.446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419912">
                <text:p>13419912</text:p>
              </table:table-cell>
              <table:table-cell office:value-type="float" office:value="1.28524906600069">
                <text:p>1.28524906600069</text:p>
              </table:table-cell>
              <table:table-cell office:value-type="float" office:value="4.43610404200444">
                <text:p>4.43610404200444</text:p>
              </table:table-cell>
              <table:table-cell office:value-type="float" office:value="0.816345009006909">
                <text:p>0.816345009006909</text:p>
              </table:table-cell>
              <table:table-cell office:value-type="float" office:value="4.517">
                <text:p>4.517</text:p>
              </table:table-cell>
              <table:table-cell office:value-type="float" office:value="0.589">
                <text:p>0.589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95568">
                <text:p>5095568</text:p>
              </table:table-cell>
              <table:table-cell office:value-type="float" office:value="0.92098742199596">
                <text:p>0.92098742199596</text:p>
              </table:table-cell>
              <table:table-cell office:value-type="float" office:value="4.0560301009973">
                <text:p>4.0560301009973</text:p>
              </table:table-cell>
              <table:table-cell office:value-type="float" office:value="0.64979124898673">
                <text:p>0.64979124898673</text:p>
              </table:table-cell>
              <table:table-cell office:value-type="float" office:value="1.364">
                <text:p>1.364</text:p>
              </table:table-cell>
              <table:table-cell office:value-type="float" office:value="0.176">
                <text:p>0.176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361">
                <text:p>70361</text:p>
              </table:table-cell>
              <table:table-cell office:value-type="float" office:value="0.495464752995758">
                <text:p>0.495464752995758</text:p>
              </table:table-cell>
              <table:table-cell office:value-type="float" office:value="3.51136553801189">
                <text:p>3.51136553801189</text:p>
              </table:table-cell>
              <table:table-cell office:value-type="float" office:value="0.401741704001324">
                <text:p>0.401741704001324</text:p>
              </table:table-cell>
              <table:table-cell office:value-type="float" office:value="0.025">
                <text:p>0.025</text:p>
              </table:table-cell>
              <table:table-cell office:value-type="float" office:value="0.004">
                <text:p>0.004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681">
                <text:p>24681</text:p>
              </table:table-cell>
              <table:table-cell office:value-type="float" office:value="0.44316047000757">
                <text:p>0.44316047000757</text:p>
              </table:table-cell>
              <table:table-cell office:value-type="float" office:value="3.41946234999341">
                <text:p>3.41946234999341</text:p>
              </table:table-cell>
              <table:table-cell office:value-type="float" office:value="0.378876332993968">
                <text:p>0.378876332993968</text:p>
              </table:table-cell>
              <table:table-cell office:value-type="float" office:value="0.015">
                <text:p>0.015</text:p>
              </table:table-cell>
              <table:table-cell office:value-type="float" office:value="0.005">
                <text:p>0.005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106285">
                <text:p>6106285</text:p>
              </table:table-cell>
              <table:table-cell office:value-type="float" office:value="1.14525207399856">
                <text:p>1.14525207399856</text:p>
              </table:table-cell>
              <table:table-cell office:value-type="float" office:value="4.29109402099857">
                <text:p>4.29109402099857</text:p>
              </table:table-cell>
              <table:table-cell office:value-type="float" office:value="0.744996617999277">
                <text:p>0.744996617999277</text:p>
              </table:table-cell>
              <table:table-cell office:value-type="float" office:value="1.515">
                <text:p>1.515</text:p>
              </table:table-cell>
              <table:table-cell office:value-type="float" office:value="0.222">
                <text:p>0.222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57271">
                <text:p>1857271</text:p>
              </table:table-cell>
              <table:table-cell office:value-type="float" office:value="0.584752434995608">
                <text:p>0.584752434995608</text:p>
              </table:table-cell>
              <table:table-cell office:value-type="float" office:value="3.78708996099886">
                <text:p>3.78708996099886</text:p>
              </table:table-cell>
              <table:table-cell office:value-type="float" office:value="0.45482309399813">
                <text:p>0.45482309399813</text:p>
              </table:table-cell>
              <table:table-cell office:value-type="float" office:value="0.215">
                <text:p>0.215</text:p>
              </table:table-cell>
              <table:table-cell office:value-type="float" office:value="0.069">
                <text:p>0.06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24812">
                <text:p>2524812</text:p>
              </table:table-cell>
              <table:table-cell office:value-type="float" office:value="0.934924966000835">
                <text:p>0.934924966000835</text:p>
              </table:table-cell>
              <table:table-cell office:value-type="float" office:value="3.95321304800746">
                <text:p>3.95321304800746</text:p>
              </table:table-cell>
              <table:table-cell office:value-type="float" office:value="0.676900631005992">
                <text:p>0.676900631005992</text:p>
              </table:table-cell>
              <table:table-cell office:value-type="float" office:value="0.295">
                <text:p>0.295</text:p>
              </table:table-cell>
              <table:table-cell office:value-type="float" office:value="0.089">
                <text:p>0.089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78528">
                <text:p>2778528</text:p>
              </table:table-cell>
              <table:table-cell office:value-type="float" office:value="1.58947328900103">
                <text:p>1.58947328900103</text:p>
              </table:table-cell>
              <table:table-cell office:value-type="float" office:value="4.67922902500141">
                <text:p>4.67922902500141</text:p>
              </table:table-cell>
              <table:table-cell office:value-type="float" office:value="0.964044849999482">
                <text:p>0.964044849999482</text:p>
              </table:table-cell>
              <table:table-cell office:value-type="float" office:value="0.347">
                <text:p>0.347</text:p>
              </table:table-cell>
              <table:table-cell office:value-type="float" office:value="0.21">
                <text:p>0.2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16058">
                <text:p>2116058</text:p>
              </table:table-cell>
              <table:table-cell office:value-type="float" office:value="0.499077674001455">
                <text:p>0.499077674001455</text:p>
              </table:table-cell>
              <table:table-cell office:value-type="float" office:value="3.62528292099887">
                <text:p>3.62528292099887</text:p>
              </table:table-cell>
              <table:table-cell office:value-type="float" office:value="0.409933668997837">
                <text:p>0.409933668997837</text:p>
              </table:table-cell>
              <table:table-cell office:value-type="float" office:value="0.24">
                <text:p>0.24</text:p>
              </table:table-cell>
              <table:table-cell office:value-type="float" office:value="0.08">
                <text:p>0.08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1759">
                <text:p>71759</text:p>
              </table:table-cell>
              <table:table-cell office:value-type="float" office:value="0.468241722002858">
                <text:p>0.468241722002858</text:p>
              </table:table-cell>
              <table:table-cell office:value-type="float" office:value="3.55785126100818">
                <text:p>3.55785126100818</text:p>
              </table:table-cell>
              <table:table-cell office:value-type="float" office:value="0.402060828986578">
                <text:p>0.402060828986578</text:p>
              </table:table-cell>
              <table:table-cell office:value-type="float" office:value="0.029">
                <text:p>0.029</text:p>
              </table:table-cell>
              <table:table-cell office:value-type="float" office:value="0.006">
                <text:p>0.006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21806">
                <text:p>1421806</text:p>
              </table:table-cell>
              <table:table-cell office:value-type="float" office:value="0.861532423004974">
                <text:p>0.861532423004974</text:p>
              </table:table-cell>
              <table:table-cell office:value-type="float" office:value="3.88256403099513">
                <text:p>3.88256403099513</text:p>
              </table:table-cell>
              <table:table-cell office:value-type="float" office:value="0.6281147050031">
                <text:p>0.6281147050031</text:p>
              </table:table-cell>
              <table:table-cell office:value-type="float" office:value="0.199">
                <text:p>0.199</text:p>
              </table:table-cell>
              <table:table-cell office:value-type="float" office:value="0.069">
                <text:p>0.069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104846">
                <text:p>4104846</text:p>
              </table:table-cell>
              <table:table-cell office:value-type="float" office:value="1.83956952000153">
                <text:p>1.83956952000153</text:p>
              </table:table-cell>
              <table:table-cell office:value-type="float" office:value="4.96047663300124">
                <text:p>4.96047663300124</text:p>
              </table:table-cell>
              <table:table-cell office:value-type="float" office:value="1.11169977999816">
                <text:p>1.11169977999816</text:p>
              </table:table-cell>
              <table:table-cell office:value-type="float" office:value="0.431">
                <text:p>0.431</text:p>
              </table:table-cell>
              <table:table-cell office:value-type="float" office:value="0.149">
                <text:p>0.14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57230">
                <text:p>9057230</text:p>
              </table:table-cell>
              <table:table-cell office:value-type="float" office:value="0.868967549991794">
                <text:p>0.868967549991794</text:p>
              </table:table-cell>
              <table:table-cell office:value-type="float" office:value="4.00070124698686">
                <text:p>4.00070124698686</text:p>
              </table:table-cell>
              <table:table-cell office:value-type="float" office:value="0.62818831000186">
                <text:p>0.62818831000186</text:p>
              </table:table-cell>
              <table:table-cell office:value-type="float" office:value="2.076">
                <text:p>2.076</text:p>
              </table:table-cell>
              <table:table-cell office:value-type="float" office:value="0.315">
                <text:p>0.315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755567">
                <text:p>40755567</text:p>
              </table:table-cell>
              <table:table-cell office:value-type="float" office:value="2.61227688600775">
                <text:p>2.61227688600775</text:p>
              </table:table-cell>
              <table:table-cell office:value-type="float" office:value="5.70783980199485">
                <text:p>5.70783980199485</text:p>
              </table:table-cell>
              <table:table-cell office:value-type="float" office:value="1.42777848699188">
                <text:p>1.42777848699188</text:p>
              </table:table-cell>
              <table:table-cell office:value-type="float" office:value="13.556">
                <text:p>13.556</text:p>
              </table:table-cell>
              <table:table-cell office:value-type="float" office:value="2.15">
                <text:p>2.1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348592">
                <text:p>6348592</text:p>
              </table:table-cell>
              <table:table-cell office:value-type="float" office:value="1.47544255699904">
                <text:p>1.47544255699904</text:p>
              </table:table-cell>
              <table:table-cell office:value-type="float" office:value="4.6308537619916">
                <text:p>4.6308537619916</text:p>
              </table:table-cell>
              <table:table-cell office:value-type="float" office:value="0.917469085994526">
                <text:p>0.917469085994526</text:p>
              </table:table-cell>
              <table:table-cell office:value-type="float" office:value="1.62">
                <text:p>1.62</text:p>
              </table:table-cell>
              <table:table-cell office:value-type="float" office:value="0.227">
                <text:p>0.227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25583">
                <text:p>4625583</text:p>
              </table:table-cell>
              <table:table-cell office:value-type="float" office:value="0.806754424003884">
                <text:p>0.806754424003884</text:p>
              </table:table-cell>
              <table:table-cell office:value-type="float" office:value="3.9793526269932">
                <text:p>3.9793526269932</text:p>
              </table:table-cell>
              <table:table-cell office:value-type="float" office:value="0.588342311995802">
                <text:p>0.588342311995802</text:p>
              </table:table-cell>
              <table:table-cell office:value-type="float" office:value="0.435">
                <text:p>0.435</text:p>
              </table:table-cell>
              <table:table-cell office:value-type="float" office:value="0.21">
                <text:p>0.21</text:p>
              </table:table-cell>
              <table:table-cell office:value-type="float" office:value="0.091">
                <text:p>0.0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